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margins" fo:keep-with-next="always"/>
    </style:style>
    <style:style style:name="Tabla1.A" style:family="table-column">
      <style:table-column-properties style:column-width="3.896cm" style:rel-column-width="16383*"/>
    </style:style>
    <style:style style:name="Tabla1.D" style:family="table-column">
      <style:table-column-properties style:column-width="3.898cm" style:rel-column-width="16386*"/>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D2" style:family="table-cell">
      <style:table-cell-properties fo:padding="0.097cm" fo:border-left="0.05pt solid #000000" fo:border-right="0.05pt solid #000000" fo:border-top="none" fo:border-bottom="0.05pt solid #000000"/>
    </style:style>
    <style:style style:name="Tabla4" style:family="table">
      <style:table-properties style:width="15.584cm" table:align="left" fo:keep-with-next="auto"/>
    </style:style>
    <style:style style:name="Tabla4.A" style:family="table-column">
      <style:table-column-properties style:column-width="0.9cm"/>
    </style:style>
    <style:style style:name="Tabla4.B" style:family="table-column">
      <style:table-column-properties style:column-width="13.446cm"/>
    </style:style>
    <style:style style:name="Tabla4.C" style:family="table-column">
      <style:table-column-properties style:column-width="1.238cm"/>
    </style:style>
    <style:style style:name="Tabla4.A1" style:family="table-cell">
      <style:table-cell-properties fo:padding="0.097cm" fo:border-left="0.05pt solid #000000" fo:border-right="none" fo:border-top="0.05pt solid #000000" fo:border-bottom="0.05pt solid #000000"/>
    </style:style>
    <style:style style:name="Tabla4.C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C16" style:family="table-cell" style:data-style-name="N0">
      <style:table-cell-properties fo:padding="0.097cm" fo:border-left="0.05pt solid #000000" fo:border-right="0.05pt solid #000000" fo:border-top="none" fo:border-bottom="0.05pt solid #000000"/>
    </style:style>
    <style:style style:name="Tabla3" style:family="table">
      <style:table-properties style:width="15.584cm" table:align="left" fo:keep-with-next="always"/>
    </style:style>
    <style:style style:name="Tabla3.A" style:family="table-column">
      <style:table-column-properties style:column-width="12.912cm"/>
    </style:style>
    <style:style style:name="Tabla3.B" style:family="table-column">
      <style:table-column-properties style:column-width="2.672cm"/>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2" style:family="table">
      <style:table-properties style:width="15.584cm" table:align="left" fo:keep-with-next="auto"/>
    </style:style>
    <style:style style:name="Tabla2.A" style:family="table-column">
      <style:table-column-properties style:column-width="5.609cm"/>
    </style:style>
    <style:style style:name="Tabla2.B" style:family="table-column">
      <style:table-column-properties style:column-width="1.995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data-style-name="N0">
      <style:table-cell-properties fo:padding="0.097cm" fo:border-left="0.05pt solid #000000" fo:border-right="0.05pt solid #000000" fo:border-top="none" fo:border-bottom="0.05pt solid #000000"/>
    </style:style>
    <style:style style:name="Tabla2.F4" style:family="table-cell">
      <style:table-cell-properties fo:padding="0.097cm" fo:border-left="0.05pt solid #000000" fo:border-right="0.05pt solid #000000" fo:border-top="none" fo:border-bottom="0.05pt solid #000000"/>
    </style:style>
    <style:style style:name="Tabla2.F5" style:family="table-cell">
      <style:table-cell-properties fo:padding="0.097cm" fo:border-left="0.05pt solid #000000" fo:border-right="0.05pt solid #000000" fo:border-top="none" fo:border-bottom="0.05pt solid #000000"/>
    </style:style>
    <style:style style:name="Tabla2.F6" style:family="table-cell">
      <style:table-cell-properties fo:padding="0.097cm" fo:border-left="0.05pt solid #000000" fo:border-right="0.05pt solid #000000" fo:border-top="none" fo:border-bottom="0.05pt solid #000000"/>
    </style:style>
    <style:style style:name="Tabla2.F7" style:family="table-cell">
      <style:table-cell-properties fo:padding="0.097cm" fo:border-left="0.05pt solid #000000" fo:border-right="0.05pt solid #000000" fo:border-top="none" fo:border-bottom="0.05pt solid #000000"/>
    </style:style>
    <style:style style:name="Tabla2.F8" style:family="table-cell">
      <style:table-cell-properties fo:padding="0.097cm" fo:border-left="0.05pt solid #000000" fo:border-right="0.05pt solid #000000" fo:border-top="none" fo:border-bottom="0.05pt solid #000000"/>
    </style:style>
    <style:style style:name="Tabla5" style:family="table">
      <style:table-properties style:width="6.154cm" table:align="center" fo:keep-with-next="always"/>
    </style:style>
    <style:style style:name="Tabla5.A" style:family="table-column">
      <style:table-column-properties style:column-width="4.971cm"/>
    </style:style>
    <style:style style:name="Tabla5.B" style:family="table-column">
      <style:table-column-properties style:column-width="1.184cm"/>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paragraph-properties fo:margin-top="0cm" fo:margin-bottom="0.199cm" loext:contextual-spacing="false" fo:line-height="115%" fo:text-align="justify" style:justify-single-word="false"/>
      <style:text-properties style:font-name="Times New Roman" fo:font-size="12pt" officeooo:rsid="000ffe86" officeooo:paragraph-rsid="000ffe86" style:font-size-asian="12pt" style:font-size-complex="12pt"/>
    </style:style>
    <style:style style:name="P3" style:family="paragraph" style:parent-style-name="Title">
      <style:paragraph-properties fo:margin-top="0cm" fo:margin-bottom="0.199cm" loext:contextual-spacing="false" fo:line-height="115%" fo:text-align="end" style:justify-single-word="false"/>
      <style:text-properties style:font-name="Times New Roman" fo:font-size="12pt" officeooo:paragraph-rsid="00a65943" style:font-size-asian="12pt" style:font-size-complex="12pt"/>
    </style:style>
    <style:style style:name="P4" style:family="paragraph" style:parent-style-name="Standard">
      <style:paragraph-properties fo:text-align="start" style:justify-single-word="false"/>
      <style:text-properties officeooo:rsid="01903bfa" officeooo:paragraph-rsid="0192266f"/>
    </style:style>
    <style:style style:name="P5" style:family="paragraph" style:parent-style-name="Standard">
      <style:paragraph-properties fo:text-align="center" style:justify-single-word="false"/>
      <style:text-properties officeooo:rsid="01903bfa" officeooo:paragraph-rsid="0192266f"/>
    </style:style>
    <style:style style:name="P6" style:family="paragraph" style:parent-style-name="Standard">
      <style:paragraph-properties fo:text-align="justify" style:justify-single-word="false"/>
      <style:text-properties officeooo:rsid="01942c53" officeooo:paragraph-rsid="01942c53"/>
    </style:style>
    <style:style style:name="P7" style:family="paragraph" style:parent-style-name="Standard">
      <style:paragraph-properties fo:text-align="justify" style:justify-single-word="false"/>
      <style:text-properties fo:font-size="12pt" officeooo:rsid="018f211e" officeooo:paragraph-rsid="018f211e" style:font-size-asian="12pt" style:font-size-complex="12pt"/>
    </style:style>
    <style:style style:name="P8" style:family="paragraph" style:parent-style-name="Standard">
      <style:paragraph-properties fo:text-align="center" style:justify-single-word="false"/>
      <style:text-properties fo:font-size="12pt" officeooo:rsid="018f211e" officeooo:paragraph-rsid="018f211e" style:font-size-asian="12pt" style:font-size-complex="12pt"/>
    </style:style>
    <style:style style:name="P9" style:family="paragraph" style:parent-style-name="Standard">
      <style:paragraph-properties fo:text-align="center" style:justify-single-word="false"/>
      <style:text-properties fo:font-size="12pt" officeooo:rsid="01942c53" officeooo:paragraph-rsid="01942c53" style:font-size-asian="12pt" style:font-size-complex="12pt"/>
    </style:style>
    <style:style style:name="P10" style:family="paragraph" style:parent-style-name="Standard">
      <style:paragraph-properties fo:text-align="justify" style:justify-single-word="false"/>
      <style:text-properties fo:font-size="12pt" officeooo:rsid="01942c53" officeooo:paragraph-rsid="01942c53" style:font-size-asian="12pt" style:font-size-complex="12pt"/>
    </style:style>
    <style:style style:name="P11" style:family="paragraph" style:parent-style-name="Text_20_body">
      <style:paragraph-properties fo:line-height="115%" fo:text-align="justify" style:justify-single-word="false"/>
      <style:text-properties officeooo:rsid="018297d6" officeooo:paragraph-rsid="0183b9f2"/>
    </style:style>
    <style:style style:name="P12" style:family="paragraph" style:parent-style-name="Text_20_body">
      <style:paragraph-properties fo:text-align="justify" style:justify-single-word="false"/>
      <style:text-properties officeooo:rsid="0184924a" officeooo:paragraph-rsid="0184924a"/>
    </style:style>
    <style:style style:name="P13" style:family="paragraph" style:parent-style-name="Text_20_body">
      <style:paragraph-properties fo:text-align="justify" style:justify-single-word="false"/>
      <style:text-properties officeooo:rsid="0186dbc8" officeooo:paragraph-rsid="0186dbc8"/>
    </style:style>
    <style:style style:name="P14" style:family="paragraph" style:parent-style-name="Text_20_body">
      <style:paragraph-properties fo:text-align="justify" style:justify-single-word="false"/>
      <style:text-properties officeooo:rsid="018f211e" officeooo:paragraph-rsid="018f211e"/>
    </style:style>
    <style:style style:name="P15" style:family="paragraph" style:parent-style-name="Text_20_body">
      <style:text-properties officeooo:rsid="0199709a" officeooo:paragraph-rsid="0199709a"/>
    </style:style>
    <style:style style:name="P16" style:family="paragraph" style:parent-style-name="Text_20_body">
      <style:text-properties officeooo:rsid="019aa333" officeooo:paragraph-rsid="019aa333"/>
    </style:style>
    <style:style style:name="P17" style:family="paragraph" style:parent-style-name="Text_20_body">
      <style:text-properties officeooo:rsid="019e0b2c" officeooo:paragraph-rsid="019e0b2c"/>
    </style:style>
    <style:style style:name="P18" style:family="paragraph" style:parent-style-name="Text_20_body">
      <style:paragraph-properties fo:text-align="center" style:justify-single-word="false"/>
      <style:text-properties officeooo:rsid="019e0b2c" officeooo:paragraph-rsid="019e0b2c"/>
    </style:style>
    <style:style style:name="P19" style:family="paragraph" style:parent-style-name="Text_20_body">
      <style:text-properties officeooo:rsid="01a11662" officeooo:paragraph-rsid="01a11662"/>
    </style:style>
    <style:style style:name="P20" style:family="paragraph" style:parent-style-name="Text_20_body">
      <style:paragraph-properties fo:line-height="115%" fo:text-align="justify" style:justify-single-word="false"/>
      <style:text-properties fo:font-size="12pt" officeooo:rsid="018297d6" officeooo:paragraph-rsid="018297d6" style:font-size-asian="12pt" style:font-size-complex="12pt"/>
    </style:style>
    <style:style style:name="P21" style:family="paragraph" style:parent-style-name="Text_20_body">
      <style:paragraph-properties fo:text-align="justify" style:justify-single-word="false"/>
      <style:text-properties fo:font-size="12pt" officeooo:rsid="0183f262" officeooo:paragraph-rsid="0183f262" style:font-size-asian="12pt" style:font-size-complex="12pt"/>
    </style:style>
    <style:style style:name="P22" style:family="paragraph" style:parent-style-name="Text_20_body">
      <style:paragraph-properties fo:line-height="115%" fo:text-align="justify" style:justify-single-word="false"/>
      <style:text-properties fo:font-size="12pt" officeooo:rsid="01a87a3d" officeooo:paragraph-rsid="01a87a3d" style:font-size-asian="12pt" style:font-size-complex="12pt"/>
    </style:style>
    <style:style style:name="P23" style:family="paragraph" style:parent-style-name="Text_20_body">
      <style:paragraph-properties fo:text-align="justify" style:justify-single-word="false"/>
      <style:text-properties officeooo:rsid="01a3823b" officeooo:paragraph-rsid="01a3823b"/>
    </style:style>
    <style:style style:name="P24" style:family="paragraph" style:parent-style-name="Text_20_body">
      <style:paragraph-properties fo:text-align="center" style:justify-single-word="false"/>
      <style:text-properties officeooo:rsid="01a3823b" officeooo:paragraph-rsid="01a3823b"/>
    </style:style>
    <style:style style:name="P25" style:family="paragraph" style:parent-style-name="Table_20_Contents">
      <style:paragraph-properties fo:text-align="justify" style:justify-single-word="false"/>
      <style:text-properties officeooo:rsid="0188c3df" officeooo:paragraph-rsid="0188c3df"/>
    </style:style>
    <style:style style:name="P26" style:family="paragraph" style:parent-style-name="Table_20_Contents">
      <style:paragraph-properties fo:text-align="center" style:justify-single-word="false"/>
      <style:text-properties fo:font-weight="bold" officeooo:rsid="0188c3df" officeooo:paragraph-rsid="0188c3df" style:font-weight-asian="bold" style:font-weight-complex="bold"/>
    </style:style>
    <style:style style:name="P27" style:family="paragraph" style:parent-style-name="Table_20_Contents">
      <style:paragraph-properties fo:text-align="center" style:justify-single-word="false"/>
      <style:text-properties fo:font-weight="bold" officeooo:rsid="018ababa" officeooo:paragraph-rsid="018ababa" style:font-weight-asian="bold" style:font-weight-complex="bold"/>
    </style:style>
    <style:style style:name="P28" style:family="paragraph" style:parent-style-name="Table_20_Contents">
      <style:paragraph-properties fo:text-align="center" style:justify-single-word="false"/>
      <style:text-properties fo:font-weight="bold" officeooo:rsid="01ac17df" officeooo:paragraph-rsid="018f211e" style:font-weight-asian="bold" style:font-weight-complex="bold"/>
    </style:style>
    <style:style style:name="P29" style:family="paragraph" style:parent-style-name="Table_20_Contents">
      <style:paragraph-properties fo:text-align="center" style:justify-single-word="false"/>
      <style:text-properties fo:font-weight="bold" officeooo:rsid="01ad9d00" officeooo:paragraph-rsid="018f211e" style:font-weight-asian="bold" style:font-weight-complex="bold"/>
    </style:style>
    <style:style style:name="P30" style:family="paragraph" style:parent-style-name="Table_20_Contents">
      <style:paragraph-properties fo:text-align="center" style:justify-single-word="false"/>
      <style:text-properties fo:font-weight="bold" officeooo:paragraph-rsid="018f211e" style:font-weight-asian="bold" style:font-weight-complex="bold"/>
    </style:style>
    <style:style style:name="P31" style:family="paragraph" style:parent-style-name="Table_20_Contents">
      <style:paragraph-properties fo:text-align="center" style:justify-single-word="false"/>
      <style:text-properties fo:font-weight="bold" officeooo:rsid="018f211e" officeooo:paragraph-rsid="018f211e" style:font-weight-asian="bold" style:font-weight-complex="bold"/>
    </style:style>
    <style:style style:name="P32" style:family="paragraph" style:parent-style-name="Table_20_Contents">
      <style:text-properties fo:font-weight="bold" officeooo:rsid="019c14e1" officeooo:paragraph-rsid="019c14e1" style:font-weight-asian="bold" style:font-weight-complex="bold"/>
    </style:style>
    <style:style style:name="P33" style:family="paragraph" style:parent-style-name="Table_20_Contents">
      <style:paragraph-properties fo:text-align="center" style:justify-single-word="false"/>
      <style:text-properties fo:font-weight="bold" officeooo:rsid="019dca7b" officeooo:paragraph-rsid="019dca7b" style:font-weight-asian="bold" style:font-weight-complex="bold"/>
    </style:style>
    <style:style style:name="P34" style:family="paragraph" style:parent-style-name="Table_20_Contents">
      <style:paragraph-properties fo:text-align="center" style:justify-single-word="false"/>
      <style:text-properties fo:font-weight="bold" officeooo:rsid="019fca65" officeooo:paragraph-rsid="019fca65" style:font-weight-asian="bold" style:font-weight-complex="bold"/>
    </style:style>
    <style:style style:name="P35" style:family="paragraph" style:parent-style-name="Table_20_Contents">
      <style:paragraph-properties fo:text-align="center" style:justify-single-word="false"/>
      <style:text-properties fo:font-weight="bold" officeooo:rsid="01a457e5" officeooo:paragraph-rsid="01a457e5" style:font-weight-asian="bold" style:font-weight-complex="bold"/>
    </style:style>
    <style:style style:name="P36" style:family="paragraph" style:parent-style-name="Table_20_Contents">
      <style:paragraph-properties fo:text-align="justify" style:justify-single-word="false"/>
      <style:text-properties fo:font-weight="bold" officeooo:rsid="01a457e5" officeooo:paragraph-rsid="01a457e5" style:font-weight-asian="bold" style:font-weight-complex="bold"/>
    </style:style>
    <style:style style:name="P37" style:family="paragraph" style:parent-style-name="Table_20_Contents">
      <style:paragraph-properties fo:text-align="center" style:justify-single-word="false"/>
      <style:text-properties officeooo:rsid="018ababa" officeooo:paragraph-rsid="018ababa"/>
    </style:style>
    <style:style style:name="P38" style:family="paragraph" style:parent-style-name="Table_20_Contents">
      <style:text-properties officeooo:rsid="01ac17df" officeooo:paragraph-rsid="018f211e"/>
    </style:style>
    <style:style style:name="P39" style:family="paragraph" style:parent-style-name="Table_20_Contents">
      <style:paragraph-properties fo:text-align="center" style:justify-single-word="false"/>
      <style:text-properties officeooo:rsid="01ae763c" officeooo:paragraph-rsid="018f211e"/>
    </style:style>
    <style:style style:name="P40" style:family="paragraph" style:parent-style-name="Table_20_Contents">
      <style:text-properties officeooo:rsid="01ad9d00" officeooo:paragraph-rsid="018f211e"/>
    </style:style>
    <style:style style:name="P41" style:family="paragraph" style:parent-style-name="Table_20_Contents">
      <style:paragraph-properties fo:text-align="center" style:justify-single-word="false"/>
      <style:text-properties officeooo:rsid="01af4884" officeooo:paragraph-rsid="018f211e"/>
    </style:style>
    <style:style style:name="P42" style:family="paragraph" style:parent-style-name="Table_20_Contents">
      <style:paragraph-properties fo:text-align="center" style:justify-single-word="false"/>
      <style:text-properties officeooo:rsid="01ceac7f" officeooo:paragraph-rsid="018f211e"/>
    </style:style>
    <style:style style:name="P43" style:family="paragraph" style:parent-style-name="Table_20_Contents">
      <style:paragraph-properties fo:text-align="center" style:justify-single-word="false"/>
      <style:text-properties officeooo:rsid="018f211e" officeooo:paragraph-rsid="018f211e"/>
    </style:style>
    <style:style style:name="P44" style:family="paragraph" style:parent-style-name="Table_20_Contents">
      <style:text-properties officeooo:rsid="019c14e1" officeooo:paragraph-rsid="019c14e1"/>
    </style:style>
    <style:style style:name="P45" style:family="paragraph" style:parent-style-name="Table_20_Contents">
      <style:paragraph-properties fo:text-align="center" style:justify-single-word="false"/>
      <style:text-properties officeooo:rsid="019c14e1"/>
    </style:style>
    <style:style style:name="P46" style:family="paragraph" style:parent-style-name="Table_20_Contents">
      <style:paragraph-properties fo:text-align="center" style:justify-single-word="false"/>
      <style:text-properties officeooo:rsid="019c14e1" officeooo:paragraph-rsid="019c14e1"/>
    </style:style>
    <style:style style:name="P47" style:family="paragraph" style:parent-style-name="Table_20_Contents">
      <style:paragraph-properties fo:text-align="center" style:justify-single-word="false"/>
      <style:text-properties officeooo:rsid="019dca7b"/>
    </style:style>
    <style:style style:name="P48" style:family="paragraph" style:parent-style-name="Table_20_Contents">
      <style:paragraph-properties fo:text-align="center" style:justify-single-word="false"/>
      <style:text-properties officeooo:rsid="019dca7b" officeooo:paragraph-rsid="019dca7b"/>
    </style:style>
    <style:style style:name="P49" style:family="paragraph" style:parent-style-name="Table_20_Contents">
      <style:text-properties officeooo:rsid="019fca65" officeooo:paragraph-rsid="019fca65"/>
    </style:style>
    <style:style style:name="P50" style:family="paragraph" style:parent-style-name="Table_20_Contents">
      <style:paragraph-properties fo:text-align="center" style:justify-single-word="false"/>
      <style:text-properties officeooo:rsid="019fca65" officeooo:paragraph-rsid="019fca65"/>
    </style:style>
    <style:style style:name="P51" style:family="paragraph" style:parent-style-name="Table_20_Contents">
      <style:paragraph-properties fo:text-align="justify" style:justify-single-word="false"/>
      <style:text-properties officeooo:rsid="01a457e5" officeooo:paragraph-rsid="01a457e5"/>
    </style:style>
    <style:style style:name="P52" style:family="paragraph" style:parent-style-name="Table_20_Contents">
      <style:paragraph-properties fo:text-align="center" style:justify-single-word="false"/>
      <style:text-properties officeooo:rsid="01a457e5" officeooo:paragraph-rsid="01a457e5"/>
    </style:style>
    <style:style style:name="P53" style:family="paragraph" style:parent-style-name="Table">
      <style:paragraph-properties fo:margin-top="0cm" fo:margin-bottom="0.21cm" loext:contextual-spacing="false" fo:text-align="center" style:justify-single-word="false"/>
    </style:style>
    <style:style style:name="P54" style:family="paragraph" style:parent-style-name="Table">
      <style:paragraph-properties fo:margin-top="0cm" fo:margin-bottom="0.21cm" loext:contextual-spacing="false" fo:text-align="center" style:justify-single-word="false"/>
      <style:text-properties officeooo:rsid="018c8cb5" officeooo:paragraph-rsid="018c8cb5"/>
    </style:style>
    <style:style style:name="P55" style:family="paragraph" style:parent-style-name="Table">
      <style:paragraph-properties fo:margin-top="0cm" fo:margin-bottom="0.21cm" loext:contextual-spacing="false" fo:text-align="center" style:justify-single-word="false"/>
      <style:text-properties officeooo:rsid="018f211e" officeooo:paragraph-rsid="018f211e"/>
    </style:style>
    <style:style style:name="P56" style:family="paragraph" style:parent-style-name="Table">
      <style:paragraph-properties fo:margin-top="0cm" fo:margin-bottom="0.21cm" loext:contextual-spacing="false" fo:text-align="center" style:justify-single-word="false"/>
      <style:text-properties officeooo:rsid="019e0b2c" officeooo:paragraph-rsid="019e0b2c"/>
    </style:style>
    <style:style style:name="P57" style:family="paragraph" style:parent-style-name="Table">
      <style:paragraph-properties fo:margin-top="0cm" fo:margin-bottom="0.21cm" loext:contextual-spacing="false" fo:text-align="center" style:justify-single-word="false"/>
      <style:text-properties officeooo:rsid="019fca65" officeooo:paragraph-rsid="019fca65"/>
    </style:style>
    <style:style style:name="P58" style:family="paragraph" style:parent-style-name="Table">
      <style:paragraph-properties fo:margin-top="0cm" fo:margin-bottom="0.21cm" loext:contextual-spacing="false" fo:text-align="center" style:justify-single-word="false"/>
      <style:text-properties officeooo:rsid="01a457e5" officeooo:paragraph-rsid="01a457e5"/>
    </style:style>
    <style:style style:name="P59" style:family="paragraph" style:parent-style-name="Text_20_body" style:master-page-name="">
      <loext:graphic-properties draw:fill="none"/>
      <style:paragraph-properties fo:margin-left="0cm" fo:margin-right="0cm" fo:margin-top="0cm" fo:margin-bottom="0.247cm" loext:contextual-spacing="false" fo:line-height="120%" fo:text-align="start" style:justify-single-word="false" fo:text-indent="0cm" style:auto-text-indent="false" style:page-number="auto" fo:background-color="transparent"/>
      <style:text-properties officeooo:rsid="01a3823b" officeooo:paragraph-rsid="01a3823b"/>
    </style:style>
    <style:style style:name="P60"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officeooo:rsid="01a3823b" officeooo:paragraph-rsid="01a3823b"/>
    </style:style>
    <style:style style:name="P61" style:family="paragraph" style:parent-style-name="Text_20_body">
      <loext:graphic-properties draw:fill="none"/>
      <style:paragraph-properties fo:margin-left="0cm" fo:margin-right="0cm" fo:margin-top="0cm" fo:margin-bottom="0.247cm" loext:contextual-spacing="false" fo:line-height="120%" fo:text-align="start" style:justify-single-word="false" fo:text-indent="0cm" style:auto-text-indent="false" fo:background-color="transparent"/>
      <style:text-properties officeooo:rsid="01a457e5" officeooo:paragraph-rsid="01a457e5"/>
    </style:style>
    <style:style style:name="P62" style:family="paragraph" style:parent-style-name="Text_20_body">
      <loext:graphic-properties draw:fill="none"/>
      <style:paragraph-properties fo:margin-left="0cm" fo:margin-right="0cm" fo:margin-top="0cm" fo:margin-bottom="0.247cm" loext:contextual-spacing="false" fo:line-height="120%" fo:text-align="center" style:justify-single-word="false" fo:text-indent="0cm" style:auto-text-indent="false" fo:background-color="transparent"/>
      <style:text-properties officeooo:rsid="01a457e5" officeooo:paragraph-rsid="01a457e5"/>
    </style:style>
    <style:style style:name="P6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rsid="01a457e5" officeooo:paragraph-rsid="01a457e5"/>
    </style:style>
    <style:style style:name="P6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fo:font-weight="normal" officeooo:rsid="01a457e5" officeooo:paragraph-rsid="01a457e5" style:font-weight-asian="normal" style:font-weight-complex="normal"/>
    </style:style>
    <style:style style:name="P65" style:family="paragraph" style:parent-style-name="Text_20_body" style:master-page-name="">
      <loext:graphic-properties draw:fill="none"/>
      <style:paragraph-properties fo:margin-left="3.099cm" fo:margin-right="0cm" fo:margin-top="0cm" fo:margin-bottom="0.247cm" loext:contextual-spacing="false" fo:line-height="120%" fo:text-align="start" style:justify-single-word="false" fo:text-indent="0cm" style:auto-text-indent="false" style:page-number="auto" fo:background-color="transparent"/>
      <style:text-properties officeooo:rsid="01a3823b" officeooo:paragraph-rsid="01a3823b"/>
    </style:style>
    <style:style style:name="P66" style:family="paragraph" style:parent-style-name="Text_20_body">
      <loext:graphic-properties draw:fill="none"/>
      <style:paragraph-properties fo:margin-left="3.099cm" fo:margin-right="0cm" fo:margin-top="0cm" fo:margin-bottom="0.247cm" loext:contextual-spacing="false" fo:line-height="120%" fo:text-align="start" style:justify-single-word="false" fo:text-indent="0cm" style:auto-text-indent="false" fo:background-color="transparent"/>
      <style:text-properties officeooo:rsid="01a3823b" officeooo:paragraph-rsid="01a3823b"/>
    </style:style>
    <style:style style:name="P67"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fo:font-weight="normal" officeooo:rsid="01a457e5" officeooo:paragraph-rsid="01a457e5" style:font-weight-asian="normal" style:font-weight-complex="normal"/>
    </style:style>
    <style:style style:name="P68" style:family="paragraph" style:parent-style-name="Text_20_body">
      <loext:graphic-properties draw:fill="none"/>
      <style:paragraph-properties fo:margin-top="0cm" fo:margin-bottom="0.247cm" loext:contextual-spacing="false" fo:line-height="120%" fo:text-align="justify" style:justify-single-word="false" fo:background-color="transparent"/>
      <style:text-properties fo:font-weight="normal" officeooo:rsid="01a56edd" officeooo:paragraph-rsid="01a56edd" style:font-weight-asian="normal" style:font-weight-complex="normal"/>
    </style:style>
    <style:style style:name="P69" style:family="paragraph" style:parent-style-name="Heading_20_2">
      <style:paragraph-properties fo:line-height="115%" fo:text-align="justify" style:justify-single-word="false"/>
      <style:text-properties fo:font-size="12pt" style:font-size-asian="12pt" style:font-size-complex="12pt"/>
    </style:style>
    <style:style style:name="P70" style:family="paragraph" style:parent-style-name="Heading_20_2">
      <style:paragraph-properties fo:margin-top="0cm" fo:margin-bottom="0.199cm" loext:contextual-spacing="false" fo:line-height="115%" fo:text-align="justify" style:justify-single-word="false"/>
      <style:text-properties style:font-name="Times New Roman" fo:font-size="12pt" style:font-size-asian="12pt" style:font-size-complex="12pt"/>
    </style:style>
    <style:style style:name="P71" style:family="paragraph" style:parent-style-name="Heading_20_1">
      <style:paragraph-properties fo:margin-top="0cm" fo:margin-bottom="0.199cm" loext:contextual-spacing="false" fo:line-height="115%" fo:text-align="justify" style:justify-single-word="false"/>
      <style:text-properties style:font-name="Times New Roman" fo:font-size="12pt" officeooo:rsid="017d68ba" officeooo:paragraph-rsid="017d68ba" style:font-size-asian="12pt" style:font-size-complex="12pt"/>
    </style:style>
    <style:style style:name="P72" style:family="paragraph" style:parent-style-name="Text_20_body" style:list-style-name="L1">
      <style:paragraph-properties fo:text-align="justify" style:justify-single-word="false"/>
      <style:text-properties fo:font-size="12pt" officeooo:rsid="0184cb05" officeooo:paragraph-rsid="0184cb05" style:font-size-asian="12pt" style:font-size-complex="12pt"/>
    </style:style>
    <style:style style:name="P73" style:family="paragraph" style:parent-style-name="Text_20_body" style:list-style-name="L1">
      <style:paragraph-properties fo:text-align="justify" style:justify-single-word="false"/>
      <style:text-properties fo:font-size="12pt" officeooo:rsid="018509f2" officeooo:paragraph-rsid="018509f2" style:font-size-asian="12pt" style:font-size-complex="12pt"/>
    </style:style>
    <style:style style:name="P74" style:family="paragraph" style:parent-style-name="Text_20_body" style:list-style-name="L3">
      <style:paragraph-properties fo:line-height="115%" fo:text-align="justify" style:justify-single-word="false"/>
      <style:text-properties fo:font-size="12pt" officeooo:rsid="01a87a3d" officeooo:paragraph-rsid="01a87a3d" style:font-size-asian="12pt" style:font-size-complex="12pt"/>
    </style:style>
    <style:style style:name="P75" style:family="paragraph" style:parent-style-name="Text_20_body" style:list-style-name="L3">
      <style:paragraph-properties fo:line-height="115%" fo:text-align="justify" style:justify-single-word="false"/>
      <style:text-properties fo:font-size="12pt" officeooo:rsid="01a87a3d" officeooo:paragraph-rsid="01ad6eef" style:font-size-asian="12pt" style:font-size-complex="12pt"/>
    </style:style>
    <style:style style:name="P76" style:family="paragraph" style:parent-style-name="Text_20_body" style:list-style-name="L1">
      <style:paragraph-properties fo:text-align="justify" style:justify-single-word="false"/>
      <style:text-properties officeooo:rsid="0184cb05" officeooo:paragraph-rsid="0184cb05"/>
    </style:style>
    <style:style style:name="P77" style:family="paragraph" style:parent-style-name="Text_20_body" style:list-style-name="L1">
      <style:paragraph-properties fo:text-align="justify" style:justify-single-word="false"/>
      <style:text-properties officeooo:rsid="018509f2" officeooo:paragraph-rsid="018509f2"/>
    </style:style>
    <style:style style:name="P78" style:family="paragraph" style:parent-style-name="Text_20_body">
      <style:paragraph-properties fo:line-height="115%" fo:text-align="justify" style:justify-single-word="false"/>
      <style:text-properties officeooo:rsid="01a87a3d" officeooo:paragraph-rsid="01a87a3d"/>
    </style:style>
    <style:style style:name="P79" style:family="paragraph" style:parent-style-name="Text_20_body">
      <style:paragraph-properties fo:line-height="115%" fo:text-align="justify" style:justify-single-word="false"/>
      <style:text-properties officeooo:rsid="01adf8e7" officeooo:paragraph-rsid="01adf8e7"/>
    </style:style>
    <style:style style:name="P80" style:family="paragraph" style:parent-style-name="Text_20_body">
      <style:paragraph-properties fo:line-height="115%" fo:text-align="justify" style:justify-single-word="false"/>
      <style:text-properties officeooo:rsid="01af02de" officeooo:paragraph-rsid="01af02de"/>
    </style:style>
    <style:style style:name="P81" style:family="paragraph" style:parent-style-name="Text_20_body">
      <style:paragraph-properties fo:line-height="115%" fo:text-align="justify" style:justify-single-word="false"/>
      <style:text-properties officeooo:rsid="01afef0e" officeooo:paragraph-rsid="01afef0e"/>
    </style:style>
    <style:style style:name="P82" style:family="paragraph" style:parent-style-name="Text_20_body" style:list-style-name="L4">
      <style:paragraph-properties fo:line-height="115%" fo:text-align="justify" style:justify-single-word="false"/>
      <style:text-properties officeooo:rsid="01afef0e" officeooo:paragraph-rsid="01afef0e"/>
    </style:style>
    <style:style style:name="P83"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ext-properties fo:font-weight="normal" officeooo:rsid="01a457e5" officeooo:paragraph-rsid="01a457e5" style:font-weight-asian="normal" style:font-weight-complex="normal"/>
    </style:style>
    <style:style style:name="P84" style:family="paragraph" style:parent-style-name="Heading_20_3">
      <style:paragraph-properties fo:text-align="justify" style:justify-single-word="false"/>
    </style:style>
    <style:style style:name="P85" style:family="paragraph" style:parent-style-name="Heading_20_3">
      <style:text-properties officeooo:rsid="01a3823b" officeooo:paragraph-rsid="01a3823b"/>
    </style:style>
    <style:style style:name="T1" style:family="text">
      <style:text-properties fo:font-weight="bold" style:font-weight-asian="bold" style:font-weight-complex="bold"/>
    </style:style>
    <style:style style:name="T2" style:family="text">
      <style:text-properties style:font-name="Times New Roman" fo:font-size="12pt" officeooo:rsid="0192febe" style:font-size-asian="12pt" style:font-size-complex="12pt"/>
    </style:style>
    <style:style style:name="T3" style:family="text">
      <style:text-properties fo:font-size="12pt" style:font-size-asian="12pt" style:font-size-complex="12pt"/>
    </style:style>
    <style:style style:name="T4" style:family="text">
      <style:text-properties fo:font-size="12pt" officeooo:rsid="0182e5d6" style:font-size-asian="12pt" style:font-size-complex="12pt"/>
    </style:style>
    <style:style style:name="T5" style:family="text">
      <style:text-properties fo:font-size="12pt" officeooo:rsid="0183b9f2" style:font-size-asian="12pt" style:font-size-complex="12pt"/>
    </style:style>
    <style:style style:name="T6" style:family="text">
      <style:text-properties fo:font-size="12pt" officeooo:rsid="0184cb05" style:font-size-asian="12pt" style:font-size-complex="12pt"/>
    </style:style>
    <style:style style:name="T7" style:family="text">
      <style:text-properties fo:font-size="12pt" officeooo:rsid="018509f2" style:font-size-asian="12pt" style:font-size-complex="12pt"/>
    </style:style>
    <style:style style:name="T8" style:family="text">
      <style:text-properties fo:font-size="12pt" officeooo:rsid="0185f6a8" style:font-size-asian="12pt" style:font-size-complex="12pt"/>
    </style:style>
    <style:style style:name="T9" style:family="text">
      <style:text-properties fo:font-size="12pt" officeooo:rsid="0188c3df" style:font-size-asian="12pt" style:font-size-complex="12pt"/>
    </style:style>
    <style:style style:name="T10" style:family="text">
      <style:text-properties fo:font-size="12pt" officeooo:rsid="0192266f" style:font-size-asian="12pt" style:font-size-complex="12pt"/>
    </style:style>
    <style:style style:name="T11" style:family="text">
      <style:text-properties fo:font-size="12pt" officeooo:rsid="0192febe" style:font-size-asian="12pt" style:font-size-complex="12pt"/>
    </style:style>
    <style:style style:name="T12" style:family="text">
      <style:text-properties fo:font-size="12pt" officeooo:rsid="01adc9a8" style:font-size-asian="12pt" style:font-size-complex="12pt"/>
    </style:style>
    <style:style style:name="T13" style:family="text">
      <style:text-properties officeooo:rsid="017d68ba"/>
    </style:style>
    <style:style style:name="T14" style:family="text">
      <style:text-properties officeooo:rsid="017e0dfc"/>
    </style:style>
    <style:style style:name="T15" style:family="text">
      <style:text-properties officeooo:rsid="017f191c"/>
    </style:style>
    <style:style style:name="T16" style:family="text">
      <style:text-properties officeooo:rsid="018df809"/>
    </style:style>
    <style:style style:name="T17" style:family="text">
      <style:text-properties officeooo:rsid="01ad9d00"/>
    </style:style>
    <style:style style:name="T18" style:family="text">
      <style:text-properties officeooo:rsid="01b0e075"/>
    </style:style>
    <style:style style:name="T19" style:family="text">
      <style:text-properties style:font-name="DejaVu Sans Condensed" fo:font-size="12pt" officeooo:rsid="0192febe" style:font-size-asian="12pt" style:font-size-complex="12pt"/>
    </style:style>
    <style:style style:name="T20" style:family="text">
      <style:text-properties officeooo:rsid="0199f13c"/>
    </style:style>
    <style:style style:name="T21" style:family="text">
      <style:text-properties officeooo:rsid="019e0b2c"/>
    </style:style>
    <style:style style:name="T22" style:family="text">
      <style:text-properties officeooo:rsid="01a3823b"/>
    </style:style>
    <style:style style:name="T23" style:family="text">
      <style:text-properties officeooo:rsid="01aad83d"/>
    </style:style>
    <style:style style:name="T24" style:family="text">
      <style:text-properties style:text-underline-style="solid" style:text-underline-width="auto" style:text-underline-color="font-color" officeooo:rsid="01ac04c9"/>
    </style:style>
    <style:style style:name="T25" style:family="text">
      <style:text-properties officeooo:rsid="01ac04c9"/>
    </style:style>
    <style:style style:name="T26" style:family="text">
      <style:text-properties style:text-underline-style="none" officeooo:rsid="01ac04c9"/>
    </style:style>
    <style:style style:name="T27" style:family="text">
      <style:text-properties officeooo:rsid="01ad6eef"/>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 text:display-outline-level="1" text:separation-character="." text:name="Imagen"/>
        <text:sequence-decl text:display-outline-level="1" text:separation-character="." text:name="Imágen"/>
      </text:sequence-decls>
      <text:p text:style-name="P3">CAP<text:span text:style-name="T15">Í</text:span>TULO I<text:span text:style-name="T13">V</text:span></text:p>
      <text:h text:style-name="P71" text:outline-level="1"><text:bookmark-start text:name="__RefHeading___Toc2496_487598608"/>CALIDAD <text:s/>Y SEGURIDAD<text:bookmark-end text:name="__RefHeading___Toc2496_487598608"/></text:h>
      <text:h text:style-name="P70" text:outline-level="2"><text:bookmark-start text:name="__RefHeading___Toc2498_487598608"/>INTRODUCCIÓN<text:bookmark-end text:name="__RefHeading___Toc2498_487598608"/></text:h>
      <text:p text:style-name="P2">El objetivo del presente cap<text:span text:style-name="T15">í</text:span>tulo es <text:span text:style-name="T14">observar el valor técnico del producto desarrollado, de esta forma evaluar la calidad del producto haciendo uso del estándar ISO 9126.</text:span></text:p>
      <text:h text:style-name="P69" text:outline-level="2">CALIDAD DE SOFTWARE</text:h>
      <text:p text:style-name="P20">La calidad del software es una preocupación a la que se dedican muchos esfuerzos, todo proyecto tiene como objetivo producir software de calidad, que cumpla, y si puede supere las expectativas de los usuarios.</text:p>
      <text:p text:style-name="P11"><text:span text:style-name="T3">El software evoluciona a través de actualizaciones a medida que se corrigen los errores mejora</text:span><text:span text:style-name="T4">ndo</text:span><text:span text:style-name="T3"> el funcionamiento </text:span><text:span text:style-name="T4">del mismo, existen varias métricas de medición que permiten medir la calidad del software, uno de ellos es la norma ISO (International Standart Organization).</text:span></text:p>
      <text:p text:style-name="P11"><text:span text:style-name="T5">Para el proyecto se toma en cuenta la norma ISO 9126 que toma en cuenta los siguientes aspectos: funcionalidad, fiabilidad, usabilidad y mantenibilidad.</text:span><text:span text:style-name="T4"> </text:span></text:p>
      <text:h text:style-name="P84" text:outline-level="3"><text:span text:style-name="T4">F</text:span><text:span text:style-name="T3">uncionalidad</text:span></text:h>
      <text:p text:style-name="P21">Es un conjunto de atributos que se relacionan con la existencia de un conjunto de funciones y sus propiedades específicas. Las funciones son aquellas que satisfacen las necesidades implícitas o explícitas. </text:p>
      <text:p text:style-name="P12"><text:span text:style-name="T3">La métricas del software orientadas a la función, utilizan una medida de la funcionalidad </text:span><text:span text:style-name="T6">entregada por la aplicación como valor de normalización, estas serán obtenidas a partir de las entradas, consultas e interfaces externas que proporciona el sistema para la satisfacción de los requerimientos.</text:span></text:p>
      <text:list xml:id="list2287514960846792085" text:style-name="L1">
        <text:list-item>
          <text:p text:style-name="P72">Entradas de usuario: son cada una de las entradas de datos que proporciona el usuario al software.</text:p>
        </text:list-item>
        <text:list-item>
          <text:p text:style-name="P76"><text:span text:style-name="T3">Salidas de usuario: son </text:span><text:span text:style-name="T7">cada una de las salidas de datos que proporciona el usuario.</text:span></text:p>
        </text:list-item>
        <text:list-item>
          <text:p text:style-name="P73">Peticiones de usuario: son combinaciones únicas existente entre entrada y salida, donde una entrada genera una salida.</text:p>
        </text:list-item>
        <text:list-item>
          <text:p text:style-name="P73">Archivos: son tablas y archivos.</text:p>
        </text:list-item>
        <text:list-item>
          <text:p text:style-name="P77"><text:soft-page-break/><text:span text:style-name="T3">Interfaces externas: son el número de interfaces, </text:span><text:span text:style-name="T8">copias de seguridad y transmisión de información.</text:span></text:p>
        </text:list-item>
      </text:list>
      <text:p text:style-name="P13"><text:span text:style-name="T8">A </text:span><text:span text:style-name="T3">continuación de muestra</text:span><text:span text:style-name="T9">n</text:span><text:span text:style-name="T3"> las cinco características con </text:span><text:span text:style-name="T9">un </text:span><text:span text:style-name="T3">factor de </text:span><text:span text:style-name="T9">ponderación</text:span><text:span text:style-name="T3"> medio, para el calculo del punto </text:span><text:span text:style-name="T9">función (Tabla </text:span><text:span text:style-name="T9"><text:sequence-ref text:reference-format="value" text:ref-name="refTable0">3.1</text:sequence-ref></text:span><text:span text:style-name="T9">).</text:span></text:p>
      <table:table table:name="Tabla1" table:style-name="Tabla1">
        <table:table-column table:style-name="Tabla1.A" table:number-columns-repeated="3"/>
        <table:table-column table:style-name="Tabla1.D"/>
        <table:table-row>
          <table:table-cell table:style-name="Tabla1.A1" office:value-type="string">
            <text:p text:style-name="P26">Parámetros de medición</text:p>
          </table:table-cell>
          <table:table-cell table:style-name="Tabla1.A1" office:value-type="string">
            <text:p text:style-name="P26">Cuenta</text:p>
          </table:table-cell>
          <table:table-cell table:style-name="Tabla1.A1" office:value-type="string">
            <text:p text:style-name="P26">Factor de ponderación</text:p>
          </table:table-cell>
          <table:table-cell table:style-name="Tabla1.D1" office:value-type="string">
            <text:p text:style-name="P26">Total</text:p>
          </table:table-cell>
        </table:table-row>
        <table:table-row>
          <table:table-cell table:style-name="Tabla1.A2" office:value-type="string">
            <text:p text:style-name="P25">Entras de usuario</text:p>
          </table:table-cell>
          <table:table-cell table:style-name="Tabla1.A2" office:value-type="string">
            <text:p text:style-name="P37">30</text:p>
          </table:table-cell>
          <table:table-cell table:style-name="Tabla1.A2" office:value-type="string">
            <text:p text:style-name="P37">4</text:p>
          </table:table-cell>
          <table:table-cell table:style-name="Tabla1.D2" office:value-type="string">
            <text:p text:style-name="P37">120</text:p>
          </table:table-cell>
        </table:table-row>
        <table:table-row>
          <table:table-cell table:style-name="Tabla1.A2" office:value-type="string">
            <text:p text:style-name="P25">Salidas de usuario</text:p>
          </table:table-cell>
          <table:table-cell table:style-name="Tabla1.A2" office:value-type="string">
            <text:p text:style-name="P37">30</text:p>
          </table:table-cell>
          <table:table-cell table:style-name="Tabla1.A2" office:value-type="string">
            <text:p text:style-name="P37">5</text:p>
          </table:table-cell>
          <table:table-cell table:style-name="Tabla1.D2" office:value-type="string">
            <text:p text:style-name="P37">200</text:p>
          </table:table-cell>
        </table:table-row>
        <table:table-row>
          <table:table-cell table:style-name="Tabla1.A2" office:value-type="string">
            <text:p text:style-name="P25">Peticiones de usuario</text:p>
          </table:table-cell>
          <table:table-cell table:style-name="Tabla1.A2" office:value-type="string">
            <text:p text:style-name="P37">10</text:p>
          </table:table-cell>
          <table:table-cell table:style-name="Tabla1.A2" office:value-type="string">
            <text:p text:style-name="P37">4</text:p>
          </table:table-cell>
          <table:table-cell table:style-name="Tabla1.D2" office:value-type="string">
            <text:p text:style-name="P37">40</text:p>
          </table:table-cell>
        </table:table-row>
        <table:table-row>
          <table:table-cell table:style-name="Tabla1.A2" office:value-type="string">
            <text:p text:style-name="P25">Archivos</text:p>
          </table:table-cell>
          <table:table-cell table:style-name="Tabla1.A2" office:value-type="string">
            <text:p text:style-name="P37">5</text:p>
          </table:table-cell>
          <table:table-cell table:style-name="Tabla1.A2" office:value-type="string">
            <text:p text:style-name="P37">12</text:p>
          </table:table-cell>
          <table:table-cell table:style-name="Tabla1.D2" office:value-type="string">
            <text:p text:style-name="P37">60</text:p>
          </table:table-cell>
        </table:table-row>
        <table:table-row>
          <table:table-cell table:style-name="Tabla1.A2" office:value-type="string">
            <text:p text:style-name="P25">Interfaces externas</text:p>
          </table:table-cell>
          <table:table-cell table:style-name="Tabla1.A2" office:value-type="string">
            <text:p text:style-name="P37">5</text:p>
          </table:table-cell>
          <table:table-cell table:style-name="Tabla1.A2" office:value-type="string">
            <text:p text:style-name="P37">6</text:p>
          </table:table-cell>
          <table:table-cell table:style-name="Tabla1.D2" office:value-type="string">
            <text:p text:style-name="P37">30</text:p>
          </table:table-cell>
        </table:table-row>
        <table:table-row>
          <table:table-cell table:style-name="Tabla1.A2" table:number-columns-spanned="3" office:value-type="string">
            <text:p text:style-name="P27">Cuenta Total</text:p>
          </table:table-cell>
          <table:covered-table-cell/>
          <table:covered-table-cell/>
          <table:table-cell table:style-name="Tabla1.D2" office:value-type="string">
            <text:p text:style-name="P27">450</text:p>
          </table:table-cell>
        </table:table-row>
      </table:table>
      <text:p text:style-name="P53"><text:span text:style-name="T1">Tabla </text:span><text:span text:style-name="T1"><text:sequence text:ref-name="refTable0" text:name="Table" text:formula="ooow:Table+1" style:num-format="1">3.1</text:sequence></text:span> <text:span text:style-name="T16">Evaluación de funcionalidad</text:span></text:p>
      <text:p text:style-name="P54"><text:span text:style-name="T1">Fuente</text:span>: Elaboración propia</text:p>
      <text:p text:style-name="P14"><text:span text:style-name="T9">L</text:span><text:span text:style-name="T3">a determinación de la complejidad es algo subjetivo, para nuestro caso utilizamos un factor de ponderación medio (Tabla </text:span><text:span text:style-name="T3"><text:sequence-ref text:reference-format="value" text:ref-name="refTable1">3.2</text:sequence-ref></text:span><text:span text:style-name="T3">).</text:span></text:p>
      <table:table table:name="Tabla4" table:style-name="Tabla4">
        <table:table-column table:style-name="Tabla4.A"/>
        <table:table-column table:style-name="Tabla4.B"/>
        <table:table-column table:style-name="Tabla4.C"/>
        <table:table-row>
          <table:table-cell table:style-name="Tabla4.A1" office:value-type="string">
            <text:p text:style-name="P31">Nro</text:p>
          </table:table-cell>
          <table:table-cell table:style-name="Tabla4.A1" office:value-type="string">
            <text:p text:style-name="P28">Factor</text:p>
          </table:table-cell>
          <table:table-cell table:style-name="Tabla4.C1" office:value-type="string">
            <text:p text:style-name="P28">Valor</text:p>
          </table:table-cell>
        </table:table-row>
        <table:table-row>
          <table:table-cell table:style-name="Tabla4.A2" office:value-type="string">
            <text:p text:style-name="P43">1</text:p>
          </table:table-cell>
          <table:table-cell table:style-name="Tabla4.A2" office:value-type="string">
            <text:p text:style-name="P38">Copia de seguridad y recuperaci<text:span text:style-name="T17">ó</text:span>n</text:p>
          </table:table-cell>
          <table:table-cell table:style-name="Tabla4.C2" office:value-type="string">
            <text:p text:style-name="P39">5</text:p>
          </table:table-cell>
        </table:table-row>
        <table:table-row>
          <table:table-cell table:style-name="Tabla4.A2" office:value-type="string">
            <text:p text:style-name="P43">2</text:p>
          </table:table-cell>
          <table:table-cell table:style-name="Tabla4.A2" office:value-type="string">
            <text:p text:style-name="P40">Comunicación de datos</text:p>
          </table:table-cell>
          <table:table-cell table:style-name="Tabla4.C2" office:value-type="string">
            <text:p text:style-name="P39">3</text:p>
          </table:table-cell>
        </table:table-row>
        <table:table-row>
          <table:table-cell table:style-name="Tabla4.A2" office:value-type="string">
            <text:p text:style-name="P43">3</text:p>
          </table:table-cell>
          <table:table-cell table:style-name="Tabla4.A2" office:value-type="string">
            <text:p text:style-name="P40">Proceso distribuido</text:p>
          </table:table-cell>
          <table:table-cell table:style-name="Tabla4.C2" office:value-type="string">
            <text:p text:style-name="P41">3</text:p>
          </table:table-cell>
        </table:table-row>
        <table:table-row>
          <table:table-cell table:style-name="Tabla4.A2" office:value-type="string">
            <text:p text:style-name="P43">4</text:p>
          </table:table-cell>
          <table:table-cell table:style-name="Tabla4.A2" office:value-type="string">
            <text:p text:style-name="P40">Rendimiento crítico</text:p>
          </table:table-cell>
          <table:table-cell table:style-name="Tabla4.C2" office:value-type="string">
            <text:p text:style-name="P41">3</text:p>
          </table:table-cell>
        </table:table-row>
        <table:table-row>
          <table:table-cell table:style-name="Tabla4.A2" office:value-type="string">
            <text:p text:style-name="P43">5</text:p>
          </table:table-cell>
          <table:table-cell table:style-name="Tabla4.A2" office:value-type="string">
            <text:p text:style-name="P40">Entorno operativo existente</text:p>
          </table:table-cell>
          <table:table-cell table:style-name="Tabla4.C2" office:value-type="string">
            <text:p text:style-name="P41">5</text:p>
          </table:table-cell>
        </table:table-row>
        <table:table-row>
          <table:table-cell table:style-name="Tabla4.A2" office:value-type="string">
            <text:p text:style-name="P43">6</text:p>
          </table:table-cell>
          <table:table-cell table:style-name="Tabla4.A2" office:value-type="string">
            <text:p text:style-name="P40">Entrada de datos en línea</text:p>
          </table:table-cell>
          <table:table-cell table:style-name="Tabla4.C2" office:value-type="string">
            <text:p text:style-name="P41">0</text:p>
          </table:table-cell>
        </table:table-row>
        <table:table-row>
          <table:table-cell table:style-name="Tabla4.A2" office:value-type="string">
            <text:p text:style-name="P43">7</text:p>
          </table:table-cell>
          <table:table-cell table:style-name="Tabla4.A2" office:value-type="string">
            <text:p text:style-name="P40">Transacciones de entradas en múltiples pantallas</text:p>
          </table:table-cell>
          <table:table-cell table:style-name="Tabla4.C2" office:value-type="string">
            <text:p text:style-name="P42">2</text:p>
          </table:table-cell>
        </table:table-row>
        <table:table-row>
          <table:table-cell table:style-name="Tabla4.A2" office:value-type="string">
            <text:p text:style-name="P43">8</text:p>
          </table:table-cell>
          <table:table-cell table:style-name="Tabla4.A2" office:value-type="string">
            <text:p text:style-name="P40">Archivos maestro actualizados en línea</text:p>
          </table:table-cell>
          <table:table-cell table:style-name="Tabla4.C2" office:value-type="string">
            <text:p text:style-name="P41">3</text:p>
          </table:table-cell>
        </table:table-row>
        <table:table-row>
          <table:table-cell table:style-name="Tabla4.A2" office:value-type="string">
            <text:p text:style-name="P43">9</text:p>
          </table:table-cell>
          <table:table-cell table:style-name="Tabla4.A2" office:value-type="string">
            <text:p text:style-name="P40">Complejidad de valores del dominio de información</text:p>
          </table:table-cell>
          <table:table-cell table:style-name="Tabla4.C2" office:value-type="string">
            <text:p text:style-name="P41">2</text:p>
          </table:table-cell>
        </table:table-row>
        <table:table-row>
          <table:table-cell table:style-name="Tabla4.A2" office:value-type="string">
            <text:p text:style-name="P43">10</text:p>
          </table:table-cell>
          <table:table-cell table:style-name="Tabla4.A2" office:value-type="string">
            <text:p text:style-name="P40">Complejidad del procesamiento interno</text:p>
          </table:table-cell>
          <table:table-cell table:style-name="Tabla4.C2" office:value-type="string">
            <text:p text:style-name="P41">5</text:p>
          </table:table-cell>
        </table:table-row>
        <table:table-row>
          <table:table-cell table:style-name="Tabla4.A2" office:value-type="string">
            <text:p text:style-name="P43">11</text:p>
          </table:table-cell>
          <table:table-cell table:style-name="Tabla4.A2" office:value-type="string">
            <text:p text:style-name="P40">Código rediseñado para la reutilización</text:p>
          </table:table-cell>
          <table:table-cell table:style-name="Tabla4.C2" office:value-type="string">
            <text:p text:style-name="P42">3</text:p>
          </table:table-cell>
        </table:table-row>
        <table:table-row>
          <table:table-cell table:style-name="Tabla4.A2" office:value-type="string">
            <text:p text:style-name="P43">12</text:p>
          </table:table-cell>
          <table:table-cell table:style-name="Tabla4.A2" office:value-type="string">
            <text:p text:style-name="P40">Conversión – instalación en diseño</text:p>
          </table:table-cell>
          <table:table-cell table:style-name="Tabla4.C2" office:value-type="string">
            <text:p text:style-name="P42">2</text:p>
          </table:table-cell>
        </table:table-row>
        <table:table-row>
          <table:table-cell table:style-name="Tabla4.A2" office:value-type="string">
            <text:p text:style-name="P43">13</text:p>
          </table:table-cell>
          <table:table-cell table:style-name="Tabla4.A2" office:value-type="string">
            <text:p text:style-name="P40">Instalaciones múltiples</text:p>
          </table:table-cell>
          <table:table-cell table:style-name="Tabla4.C2" office:value-type="string">
            <text:p text:style-name="P41">5</text:p>
          </table:table-cell>
        </table:table-row>
        <text:soft-page-break/>
        <table:table-row>
          <table:table-cell table:style-name="Tabla4.A2" office:value-type="string">
            <text:p text:style-name="P43">14</text:p>
          </table:table-cell>
          <table:table-cell table:style-name="Tabla4.A2" office:value-type="string">
            <text:p text:style-name="P40">Aplicación diseñada para el cambio</text:p>
          </table:table-cell>
          <table:table-cell table:style-name="Tabla4.C2" office:value-type="string">
            <text:p text:style-name="P42">3</text:p>
          </table:table-cell>
        </table:table-row>
        <table:table-row>
          <table:table-cell table:style-name="Tabla4.A2" table:number-columns-spanned="2" office:value-type="string">
            <text:p text:style-name="P29">Total <text:span text:style-name="T18">(N)</text:span></text:p>
          </table:table-cell>
          <table:covered-table-cell/>
          <table:table-cell table:style-name="Tabla4.C16" table:formula="ooow:sum&lt;C2:C15&gt;" office:value-type="float" office:value="44">
            <text:p text:style-name="P30">44</text:p>
          </table:table-cell>
        </table:table-row>
      </table:table>
      <text:p text:style-name="P53"><text:span text:style-name="T1">Tabla </text:span><text:span text:style-name="T1"><text:sequence text:ref-name="refTable1" text:name="Table" text:formula="ooow:Table+1" style:num-format="1">3.2</text:sequence></text:span> Determinación de complejidad</text:p>
      <text:p text:style-name="P55"><text:span text:style-name="T1">Fuente</text:span>: Elaboración propia</text:p>
      <text:p text:style-name="P7">Reemplazando los datos en la ecuación:</text:p>
      <text:p text:style-name="P8"><draw:frame draw:style-name="fr1" draw:name="Objeto1" text:anchor-type="as-char" svg:y="-0.873cm" svg:width="6.959cm" svg:height="1.595cm" draw:z-index="0"><draw:object xlink:href="./Object 1" xlink:type="simple" xlink:show="embed" xlink:actuate="onLoad"/><draw:image xlink:href="./ObjectReplacements/Object 1" xlink:type="simple" xlink:show="embed" xlink:actuate="onLoad"/></draw:frame></text:p>
      <text:p text:style-name="P4"><text:span text:style-name="T3">Entonces decimos que el sistema tiene </text:span><text:span text:style-name="T10">490.5 puntos de función, para sacar la probabilidad de la funcionalidad debemos obtener el PF máximo y lo dividimos con los puntos de función obtenida, </text:span><text:span text:style-name="T11">es decir </text:span><text:span text:style-name="T19">Σ</text:span><text:span text:style-name="T2"> = 70</text:span><text:span text:style-name="T10">.</text:span></text:p>
      <text:p text:style-name="P5"><text:span text:style-name="T10"><draw:frame draw:style-name="fr1" draw:name="Objeto2" text:anchor-type="as-char" svg:y="-0.589cm" svg:width="5.398cm" svg:height="1.094cm" draw:z-index="1"><draw:object xlink:href="./Object 2" xlink:type="simple" xlink:show="embed" xlink:actuate="onLoad"/><draw:image xlink:href="./ObjectReplacements/Object 2" xlink:type="simple" xlink:show="embed" xlink:actuate="onLoad"/></draw:frame></text:span><text:span text:style-name="T10"> </text:span></text:p>
      <text:p text:style-name="P6"><text:span text:style-name="T10">D</text:span><text:span text:style-name="T3">e esta forma obtenemos la funcionalidad:</text:span></text:p>
      <text:p text:style-name="P9"><draw:frame draw:style-name="fr1" draw:name="Objeto3" text:anchor-type="as-char" svg:y="-0.818cm" svg:width="5.346cm" svg:height="1.485cm" draw:z-index="2"><draw:object xlink:href="./Object 3" xlink:type="simple" xlink:show="embed" xlink:actuate="onLoad"/><draw:image xlink:href="./ObjectReplacements/Object 3" xlink:type="simple" xlink:show="embed" xlink:actuate="onLoad"/></draw:frame></text:p>
      <text:p text:style-name="P10">El porcentaje obtenido se puede interpretar de la siguiente forma: 8 de cada 10 personas consideran que el sistema responde de manera <text:span text:style-name="T22">óptima</text:span> a la funcionalidades necesarias para la unidad.</text:p>
      <text:h text:style-name="Heading_20_3" text:outline-level="3">Mantenibilidad</text:h>
      <text:p text:style-name="P15">La mantenibilidad es el esfuerzo necesario para localizar y realizar modificaciones específicas del sistema, <text:span text:style-name="T20">para hallar la probabilidad de mantenibilidad utilizaremos las siguientes preguntas para obtener la mantenibilidad del sistema (Tabla </text:span><text:span text:style-name="T20"><text:sequence-ref text:reference-format="value" text:ref-name="refTable2">3.3</text:sequence-ref></text:span><text:span text:style-name="T20">).</text:span></text:p>
      <table:table table:name="Tabla3" table:style-name="Tabla3">
        <table:table-column table:style-name="Tabla3.A"/>
        <table:table-column table:style-name="Tabla3.B"/>
        <table:table-row>
          <table:table-cell table:style-name="Tabla3.A1" office:value-type="string">
            <text:p text:style-name="P34">Factor de ajuste</text:p>
          </table:table-cell>
          <table:table-cell table:style-name="Tabla3.B1" office:value-type="string">
            <text:p text:style-name="P34">Valor</text:p>
          </table:table-cell>
        </table:table-row>
        <table:table-row>
          <table:table-cell table:style-name="Tabla3.A2" office:value-type="string">
            <text:p text:style-name="P49">¿Puede ser modificado el sistema?</text:p>
          </table:table-cell>
          <table:table-cell table:style-name="Tabla3.B2" office:value-type="string">
            <text:p text:style-name="P50">90</text:p>
          </table:table-cell>
        </table:table-row>
        <table:table-row>
          <table:table-cell table:style-name="Tabla3.A2" office:value-type="string">
            <text:p text:style-name="P49">¿Deja identificar las partes que deben ser modificadas?</text:p>
          </table:table-cell>
          <table:table-cell table:style-name="Tabla3.B2" office:value-type="string">
            <text:p text:style-name="P50">92</text:p>
          </table:table-cell>
        </table:table-row>
        <table:table-row>
          <table:table-cell table:style-name="Tabla3.A2" office:value-type="string">
            <text:p text:style-name="P49">¿Permite implementar una modificación específica?</text:p>
          </table:table-cell>
          <table:table-cell table:style-name="Tabla3.B2" office:value-type="string">
            <text:p text:style-name="P50">89</text:p>
          </table:table-cell>
        </table:table-row>
        <table:table-row>
          <table:table-cell table:style-name="Tabla3.A2" office:value-type="string">
            <text:p text:style-name="P49">¿No presenta afectos inesperados con posibles errores?</text:p>
          </table:table-cell>
          <table:table-cell table:style-name="Tabla3.B2" office:value-type="string">
            <text:p text:style-name="P50">80</text:p>
          </table:table-cell>
        </table:table-row>
        <table:table-row>
          <table:table-cell table:style-name="Tabla3.A2" office:value-type="string">
            <text:p text:style-name="P34">Total</text:p>
          </table:table-cell>
          <table:table-cell table:style-name="Tabla3.B2" office:value-type="string">
            <text:p text:style-name="P34">87.75</text:p>
          </table:table-cell>
        </table:table-row>
      </table:table>
      <text:p text:style-name="P53"><text:span text:style-name="T1">Tabla </text:span><text:span text:style-name="T1"><text:sequence text:ref-name="refTable2" text:name="Table" text:formula="ooow:Table+1" style:num-format="1">3.3</text:sequence></text:span> Evaluación de mantenibilidad</text:p>
      <text:p text:style-name="P57"><text:span text:style-name="T1">Fuente</text:span>: Elaboración propia</text:p>
      <text:p text:style-name="P19">Tras la evaluación al sistema el porcentaje obtenido (87.75 %) se lo puede interpretar de la siguiente forma: el esfuerzo necesario para realizar el mantenimiento al sistema es mínimo.</text:p>
      <text:h text:style-name="Heading_20_3" text:outline-level="3"><text:soft-page-break/>Usabilidad</text:h>
      <text:p text:style-name="P16">Para comprobar la usabilidad del sistema se va a hacer uso de los test de usuarios que consiste en realizar una evaluación escrita después de las pruebas, en los usuarios finales esta evaluación se las hizo calificando sobre una escala del 1 al 10. El resumen de la información obtenida representa la usabilidad del sistema de acuerdo al análisis realizado (Tabla <text:sequence-ref text:reference-format="value" text:ref-name="refTable3">3.4</text:sequence-ref>).</text:p>
      <table:table table:name="Tabla2" table:style-name="Tabla2">
        <table:table-column table:style-name="Tabla2.A"/>
        <table:table-column table:style-name="Tabla2.B" table:number-columns-repeated="5"/>
        <table:table-row>
          <table:table-cell table:style-name="Tabla2.A1" office:value-type="string">
            <text:p text:style-name="P32">Factor de ajuste</text:p>
          </table:table-cell>
          <table:table-cell table:style-name="Tabla2.A1" office:value-type="string">
            <text:p text:style-name="P32">Usuario 1</text:p>
          </table:table-cell>
          <table:table-cell table:style-name="Tabla2.A1" office:value-type="string">
            <text:p text:style-name="P32">Usuario 2</text:p>
          </table:table-cell>
          <table:table-cell table:style-name="Tabla2.A1" office:value-type="string">
            <text:p text:style-name="P32">Usuario 3</text:p>
          </table:table-cell>
          <table:table-cell table:style-name="Tabla2.A1" office:value-type="string">
            <text:p text:style-name="P32">Usuario 4</text:p>
          </table:table-cell>
          <table:table-cell table:style-name="Tabla2.F1" office:value-type="string">
            <text:p text:style-name="P32">Promedio</text:p>
          </table:table-cell>
        </table:table-row>
        <table:table-row>
          <table:table-cell table:style-name="Tabla2.A2" office:value-type="string">
            <text:p text:style-name="P44">¿Puede ser usado con facilidad?</text:p>
          </table:table-cell>
          <table:table-cell table:style-name="Tabla2.A2" office:value-type="string">
            <text:p text:style-name="P46">8</text:p>
          </table:table-cell>
          <table:table-cell table:style-name="Tabla2.A2" office:value-type="string">
            <text:p text:style-name="P46">7</text:p>
          </table:table-cell>
          <table:table-cell table:style-name="Tabla2.A2" office:value-type="string">
            <text:p text:style-name="P46">8</text:p>
          </table:table-cell>
          <table:table-cell table:style-name="Tabla2.A2" office:value-type="string">
            <text:p text:style-name="P46">9</text:p>
          </table:table-cell>
          <table:table-cell table:style-name="Tabla2.F2" table:formula="ooow:mean &lt;B2:E2&gt;" office:value-type="float" office:value="8">
            <text:p text:style-name="P45">8</text:p>
          </table:table-cell>
        </table:table-row>
        <table:table-row>
          <table:table-cell table:style-name="Tabla2.A2" office:value-type="string">
            <text:p text:style-name="P44">¿Puede ser aprendido con facilidad?</text:p>
          </table:table-cell>
          <table:table-cell table:style-name="Tabla2.A2" office:value-type="string">
            <text:p text:style-name="P46">8</text:p>
          </table:table-cell>
          <table:table-cell table:style-name="Tabla2.A2" office:value-type="string">
            <text:p text:style-name="P46">7</text:p>
          </table:table-cell>
          <table:table-cell table:style-name="Tabla2.A2" office:value-type="string">
            <text:p text:style-name="P46">9</text:p>
          </table:table-cell>
          <table:table-cell table:style-name="Tabla2.A2" office:value-type="string">
            <text:p text:style-name="P46">8</text:p>
          </table:table-cell>
          <table:table-cell table:style-name="Tabla2.F2" table:formula="ooow:mean &lt;B3:E3&gt;" office:value-type="float" office:value="8">
            <text:p text:style-name="P47">8</text:p>
          </table:table-cell>
        </table:table-row>
        <table:table-row>
          <table:table-cell table:style-name="Tabla2.A2" office:value-type="string">
            <text:p text:style-name="P44">¿El diseño es atractivo?</text:p>
          </table:table-cell>
          <table:table-cell table:style-name="Tabla2.A2" office:value-type="string">
            <text:p text:style-name="P46">9</text:p>
          </table:table-cell>
          <table:table-cell table:style-name="Tabla2.A2" office:value-type="string">
            <text:p text:style-name="P46">8</text:p>
          </table:table-cell>
          <table:table-cell table:style-name="Tabla2.A2" office:value-type="string">
            <text:p text:style-name="P46">8</text:p>
          </table:table-cell>
          <table:table-cell table:style-name="Tabla2.A2" office:value-type="string">
            <text:p text:style-name="P46">7</text:p>
          </table:table-cell>
          <table:table-cell table:style-name="Tabla2.F7" office:value-type="string">
            <text:p text:style-name="P48">8</text:p>
          </table:table-cell>
        </table:table-row>
        <table:table-row>
          <table:table-cell table:style-name="Tabla2.A2" office:value-type="string">
            <text:p text:style-name="P44">¿Las salidas son entendibles?</text:p>
          </table:table-cell>
          <table:table-cell table:style-name="Tabla2.A2" office:value-type="string">
            <text:p text:style-name="P46">7</text:p>
          </table:table-cell>
          <table:table-cell table:style-name="Tabla2.A2" office:value-type="string">
            <text:p text:style-name="P46">9</text:p>
          </table:table-cell>
          <table:table-cell table:style-name="Tabla2.A2" office:value-type="string">
            <text:p text:style-name="P46">8</text:p>
          </table:table-cell>
          <table:table-cell table:style-name="Tabla2.A2" office:value-type="string">
            <text:p text:style-name="P46">9</text:p>
          </table:table-cell>
          <table:table-cell table:style-name="Tabla2.F7" office:value-type="string">
            <text:p text:style-name="P48">8.25</text:p>
          </table:table-cell>
        </table:table-row>
        <table:table-row>
          <table:table-cell table:style-name="Tabla2.A2" office:value-type="string">
            <text:p text:style-name="P44">¿Las salidas son esperadas?</text:p>
          </table:table-cell>
          <table:table-cell table:style-name="Tabla2.A2" office:value-type="string">
            <text:p text:style-name="P46">8</text:p>
          </table:table-cell>
          <table:table-cell table:style-name="Tabla2.A2" office:value-type="string">
            <text:p text:style-name="P46">8</text:p>
          </table:table-cell>
          <table:table-cell table:style-name="Tabla2.A2" office:value-type="string">
            <text:p text:style-name="P46">9</text:p>
          </table:table-cell>
          <table:table-cell table:style-name="Tabla2.A2" office:value-type="string">
            <text:p text:style-name="P46">7</text:p>
          </table:table-cell>
          <table:table-cell table:style-name="Tabla2.F7" office:value-type="string">
            <text:p text:style-name="P48">8</text:p>
          </table:table-cell>
        </table:table-row>
        <table:table-row>
          <table:table-cell table:style-name="Tabla2.A2" office:value-type="string">
            <text:p text:style-name="P44">¿Los reportes le ayudan en su trabajo?</text:p>
          </table:table-cell>
          <table:table-cell table:style-name="Tabla2.A2" office:value-type="string">
            <text:p text:style-name="P46">7</text:p>
          </table:table-cell>
          <table:table-cell table:style-name="Tabla2.A2" office:value-type="string">
            <text:p text:style-name="P46">8</text:p>
          </table:table-cell>
          <table:table-cell table:style-name="Tabla2.A2" office:value-type="string">
            <text:p text:style-name="P46">9</text:p>
          </table:table-cell>
          <table:table-cell table:style-name="Tabla2.A2" office:value-type="string">
            <text:p text:style-name="P46">8</text:p>
          </table:table-cell>
          <table:table-cell table:style-name="Tabla2.F7" office:value-type="string">
            <text:p text:style-name="P48">8</text:p>
          </table:table-cell>
        </table:table-row>
        <table:table-row>
          <table:table-cell table:style-name="Tabla2.A2" table:number-columns-spanned="5" office:value-type="string">
            <text:p text:style-name="P33">Total</text:p>
          </table:table-cell>
          <table:covered-table-cell/>
          <table:covered-table-cell/>
          <table:covered-table-cell/>
          <table:covered-table-cell/>
          <table:table-cell table:style-name="Tabla2.F8" office:value-type="string">
            <text:p text:style-name="P33">8.<text:span text:style-name="T21">04</text:span></text:p>
          </table:table-cell>
        </table:table-row>
      </table:table>
      <text:p text:style-name="P53"><text:span text:style-name="T1">Tabla </text:span><text:span text:style-name="T1"><text:sequence text:ref-name="refTable3" text:name="Table" text:formula="ooow:Table+1" style:num-format="1">3.4</text:sequence></text:span> Evaluación de usabilidad</text:p>
      <text:p text:style-name="P56"><text:span text:style-name="T1">Fuente</text:span>: Elaboración propia</text:p>
      <text:p text:style-name="P17">Para hallar la usabilidad convertimos la escala de 1 hasta 10 a porcentaje por cuento tenemos:</text:p>
      <text:p text:style-name="P18"><draw:frame draw:style-name="fr1" draw:name="Objeto4" text:anchor-type="as-char" svg:y="-0.554cm" svg:width="3.918cm" svg:height="0.956cm" draw:z-index="3"><draw:object xlink:href="./Object 4" xlink:type="simple" xlink:show="embed" xlink:actuate="onLoad"/><draw:image xlink:href="./ObjectReplacements/Object 4" xlink:type="simple" xlink:show="embed" xlink:actuate="onLoad"/></draw:frame></text:p>
      <text:p text:style-name="P17">El porcentaje obtenido se lo puede interpretar de la siguiente forma: en promedio 8 de cada 10 usuarios del sistema consideran que tienen facilidad al momento de utilizar el sistema.</text:p>
      <text:h text:style-name="P85" text:outline-level="3">Portabilidad</text:h>
      <text:p text:style-name="P23">El sistema puede ser transferido de una computador a otra cumpliendo los requerimientos mínimos de hardware y software, y así determinar la adaptabilidad del sistema, donde el grado de portabilidad esta dada por la siguiente formula:</text:p>
      <text:p text:style-name="P24"><draw:frame draw:style-name="fr1" draw:name="Objeto5" text:anchor-type="as-char" svg:y="-0.619cm" svg:width="2.944cm" svg:height="0.998cm" draw:z-index="4"><draw:object xlink:href="./Object 5" xlink:type="simple" xlink:show="embed" xlink:actuate="onLoad"/><draw:image xlink:href="./ObjectReplacements/Object 5" xlink:type="simple" xlink:show="embed" xlink:actuate="onLoad"/></draw:frame></text:p>
      <text:p text:style-name="P65">Donde: </text:p>
      <text:p text:style-name="P66"><text:soft-page-break/>GP: Grado de portabilidad</text:p>
      <text:p text:style-name="P66">CT: Costo de transporte</text:p>
      <text:p text:style-name="P66">CRD: Costo de redesarrollo</text:p>
      <text:p text:style-name="P59">Si GP &gt; 0: La portabilidad es mas rentable que el redesarrollo</text:p>
      <text:p text:style-name="P60">Si GP = 1: La portabilidad es perfecta</text:p>
      <text:p text:style-name="P60">Si GP &lt; El redesarrollo es mas rentable que la portabilidad</text:p>
      <text:p text:style-name="P61">Realizando los cálculos:</text:p>
      <text:p text:style-name="P62"><draw:frame draw:style-name="fr1" draw:name="Objeto6" text:anchor-type="as-char" svg:y="-0.818cm" svg:width="2.94cm" svg:height="1.485cm" draw:z-index="5"><draw:object xlink:href="./Object 6" xlink:type="simple" xlink:show="embed" xlink:actuate="onLoad"/><draw:image xlink:href="./ObjectReplacements/Object 6" xlink:type="simple" xlink:show="embed" xlink:actuate="onLoad"/></draw:frame></text:p>
      <text:p text:style-name="P63">Por lo tanto podemos concluir que el sistema desarrollado tiene un grado de portabilidad de 99.79 %, lo que permite afirmar que el sistema puede adaptarse y transportarse a nuevas plataformas sea cual sea el sistema operativo.</text:p>
      <text:h text:style-name="Heading_20_3" text:outline-level="3">Escala de medición de aceptabilidad</text:h>
      <text:p text:style-name="P64">Interpretando los datos obtenidos hasta ahora y tomando como referencia la siguiente escala de medición:</text:p>
      <text:list xml:id="list864709630026777738" text:style-name="L2">
        <text:list-item>
          <text:p text:style-name="P83">Insatisfactorio (0 – 40) %</text:p>
        </text:list-item>
        <text:list-item>
          <text:p text:style-name="P83">Aceptabilidad marginal (40 – 60) %</text:p>
        </text:list-item>
        <text:list-item>
          <text:p text:style-name="P83">Satisfactorio (60 – 100) %</text:p>
        </text:list-item>
      </text:list>
      <text:p text:style-name="P67">Obtenemos la Tabla <text:sequence-ref text:reference-format="value" text:ref-name="refTable4">3.5</text:sequence-ref>:</text:p>
      <table:table table:name="Tabla5" table:style-name="Tabla5">
        <table:table-column table:style-name="Tabla5.A"/>
        <table:table-column table:style-name="Tabla5.B"/>
        <table:table-row>
          <table:table-cell table:style-name="Tabla5.A1" table:number-columns-spanned="2" office:value-type="string">
            <text:p text:style-name="P35">Características</text:p>
          </table:table-cell>
          <table:covered-table-cell/>
        </table:table-row>
        <table:table-row>
          <table:table-cell table:style-name="Tabla5.A2" office:value-type="string">
            <text:p text:style-name="P51">Funcionalidad</text:p>
          </table:table-cell>
          <table:table-cell table:style-name="Tabla5.B2" office:value-type="string">
            <text:p text:style-name="P52">80.74</text:p>
          </table:table-cell>
        </table:table-row>
        <table:table-row>
          <table:table-cell table:style-name="Tabla5.A2" office:value-type="string">
            <text:p text:style-name="P51">Mantenibilidad</text:p>
          </table:table-cell>
          <table:table-cell table:style-name="Tabla5.B2" office:value-type="string">
            <text:p text:style-name="P52">87.75</text:p>
          </table:table-cell>
        </table:table-row>
        <table:table-row>
          <table:table-cell table:style-name="Tabla5.A2" office:value-type="string">
            <text:p text:style-name="P51">Usabilidad</text:p>
          </table:table-cell>
          <table:table-cell table:style-name="Tabla5.B2" office:value-type="string">
            <text:p text:style-name="P52">80.4</text:p>
          </table:table-cell>
        </table:table-row>
        <table:table-row>
          <table:table-cell table:style-name="Tabla5.A2" office:value-type="string">
            <text:p text:style-name="P51">Portabilidad</text:p>
          </table:table-cell>
          <table:table-cell table:style-name="Tabla5.B2" office:value-type="string">
            <text:p text:style-name="P52">99.79</text:p>
          </table:table-cell>
        </table:table-row>
        <table:table-row>
          <table:table-cell table:style-name="Tabla5.A2" office:value-type="string">
            <text:p text:style-name="P36">Calidad global del sistema</text:p>
          </table:table-cell>
          <table:table-cell table:style-name="Tabla5.B2" office:value-type="string">
            <text:p text:style-name="P35">87.17</text:p>
          </table:table-cell>
        </table:table-row>
      </table:table>
      <text:p text:style-name="P53"><text:span text:style-name="T1">Tabla </text:span><text:span text:style-name="T1"><text:sequence text:ref-name="refTable4" text:name="Table" text:formula="ooow:Table+1" style:num-format="1">3.5</text:sequence></text:span> Resumen de datos obtenidos</text:p>
      <text:p text:style-name="P58"><text:span text:style-name="T1">Fuente</text:span>: Elaboración propia</text:p>
      <text:p text:style-name="P68"><text:soft-page-break/>Podemos concluir que las escalas de aceptabilidad es del 87.17 % con lo que se considera al sistema satisfactorio.</text:p>
      <text:h text:style-name="P69" text:outline-level="2">SEGURIDAD DE SOFTWARE</text:h>
      <text:p text:style-name="P22">Todos los esquemas de firma digital comparten los siguientes requisitos previos básicos, independientemente de la teoría o criptográfico disposición legal:</text:p>
      <text:list xml:id="list1155320962295192005" text:style-name="L3">
        <text:list-item>
          <text:p text:style-name="P74">Algoritmos de Calidad: Algunos algoritmos de clave pública son conocidos por ser inseguros <text:span text:style-name="T23">o vulnerados</text:span>.</text:p>
        </text:list-item>
        <text:list-item>
          <text:p text:style-name="P74">Implementaciones de calidad: Una implementación de un buen algoritmo (o protocolo) <text:span text:style-name="T23">sin errores</text:span>.</text:p>
        </text:list-item>
        <text:list-item>
          <text:p text:style-name="P74">La clave privada debe permanecer privada: Si la clave privada <text:span text:style-name="T25">no debe ser conocida por ninguna otra persona que no sea el portador.</text:span></text:p>
        </text:list-item>
        <text:list-item>
          <text:p text:style-name="P74">El propietario de la clave pública debe ser verificable: Una clave pública <text:span text:style-name="T25">debe estar </text:span>asociada a <text:span text:style-name="T25">una persona</text:span>. Esto se hace habitualmente utilizando una infraestructura de clave pública (PKI) y la asociación <text:span text:style-name="T25">clave – usuario, esta relación es atestiguado</text:span> por el operador de la PKI (llamado autoridad de certificación). <text:span text:style-name="T25">Este certificado puede ser adquirido en la autoridad de </text:span><text:span text:style-name="T26">certificación</text:span> (<text:span text:style-name="T25">c</text:span>ertificado de identidad protegida criptográficamente).</text:p>
        </text:list-item>
        <text:list-item>
          <text:p text:style-name="P75">Usuarios y software deben llevar a cabo el protocolo de firma correctamente: Sólo si todas estas condiciones se cumplen será una firma digital <text:span text:style-name="T27">válida.</text:span></text:p>
        </text:list-item>
      </text:list>
      <text:p text:style-name="P78"><text:span text:style-name="T3">Las legislatura </text:span><text:span text:style-name="T12">boliviana </text:span><text:span text:style-name="T3">por</text:span><text:span text:style-name="T12"> ir a</text:span><text:span text:style-name="T3"> la vanguardia tecnológica, </text:span><text:span text:style-name="T12">ha</text:span><text:span text:style-name="T3"> </text:span><text:span text:style-name="T12">optado por a</text:span><text:span text:style-name="T3">poyar, fomentar o permitir la firma digital y la prestación para su efecto legal.</text:span></text:p>
      <text:p text:style-name="P78"><text:span text:style-name="T3"/></text:p>
      <text:p text:style-name="P79"><text:span text:style-name="T3"><text:s/>En el ámbito comercial actual, la determinación de un marco adecuado para obtener la autenticación de información basada en un sistema de computación requiere familiarizarse con conceptos y adelantos pertenecientes tanto al campo legal como de la seguridad informática ('Computer Security', 'Network Security' o 'Information Security'). La combinación de estas dos disciplinas no resulta fácil de lograr. Conceptos que entran dentro del ámbito de la Information Security no siempre se corresponden con conceptos del ámbito jurídico, aun en aquellos casos en los que la terminología es la misma. Por ejemplo, desde el punto de vista de la Information Security, firma digital significa el resultado de aplicar un determinado proceso técnico específico a una determinada información.</text:span></text:p>
      <text:p text:style-name="P79"><text:soft-page-break/><text:span text:style-name="T3">El concepto jurídico tradicional de firma es mucho más amplio, reconociendo cualquier signo realizado con la intención de autenticar el documento firmado. Incluso en algunos países se incluyen en el concepto de firma otros signos, como por ejemplo la imagen digitalizada de una firma realizada en papel.</text:span></text:p>
      <text:p text:style-name="P79"><text:span text:style-name="T3">Desde el punto de vista de la Information Security, estas firmas electrónicas son totalmente diferentes a las firmas digitales que se describen en este trabajo y en la literatura técnica, sin perjuicio que el término 'firma digital' sea algunas veces utilizado para significar cualquier forma de firma realizada con la intervención de una computadora. En el presente trabajo hablamos de firma digital con el sentido dado por la terminología de la Information Security.</text:span></text:p>
      <text:p text:style-name="P79"><text:span text:style-name="T3">Las firmas digitales son creadas y verificadas por medio de la criptografía . Se valen de lo que se conoce con el nombre de criptografía de clave pública, que emplea un algoritmo que contiene dos claves diferentes pero matemáticamente relacionadas, una clave para la creación de la firma digital o para la transformación de datos a una forma ininteligible, y otra clave para la verificación de la firma digital o volver el mensaje a su forma original. Al equipo y software que utiliza dichas claves se les designa colectivamente con el término Criptosistema Asimétrico.</text:span></text:p>
      <text:p text:style-name="P79"><text:span text:style-name="T3">Las claves complementarias de un criptosistema asimétrico para firma digital reciben arbitrariamente el nombre de clave privada, sólo conocida por el que firma y utilizada para la creación de la firma, y la clave pública, que puede ser conocida por los terceros, y que se utiliza para la verificación de la firma digital. En el caso que muchas personas necesiten verificar una firma digital, la clave pública debe estar al alcance o ser distribuida a todos ellos, generalmente mediante las publicación en un directorio de fácil acceso o asentada en un Registro especial. Sin perjuicio que las claves que constituyen el par se encuentran matemáticamente relacionadas, si el criptosistema asimétrico ha sido diseñado e implementado correctamente en términos de seguridad, resulta computacionalmente imposible obtener la clave privada por el hecho de conocer la clave pública. Por lo tanto, el hecho de que distintas personas conozcan la clave pública de una determinada persona y la utilicen para verificar su firma no significa que puedan descubrir la clave privada y la utilicen para firmar por su propietario. Esta circunstancia recibe el nombre de principio de irreversibilidad.</text:span></text:p>
      <text:p text:style-name="P79"><text:span text:style-name="T3">Otro proceso fundamental, denominado hash function, es utilizado tanto en la creación como en la verificación de la firma digital. Una hash function consiste en un algoritmo que, aplicado a un mensaje determinado, crea una representación digital o 'huella dactilar' denominado hash result o hash value, de una longitud fija, mucho menor que el mensaje </text:span><text:soft-page-break/><text:span text:style-name="T3">original, pero substancialmente único a él. Cualquier modificación del mensaje produce inevitablemente un diferente hash result, cuando se utiliza la misma hash function. En el caso de una 'hash function segura', resulta computacionalmente imposible obtener el mensaje original partiendo de su hash value. Las hash functions, por lo tanto, permiten al software crear firmas digitales para operar en pequeñas cantidades de datos, a las vez que continuar proveyendo una robusta correlación con el contenido del mensaje original, asegurando que este no ha sido modificado desde que fuera digitalmente firmado.</text:span></text:p>
      <text:p text:style-name="P79"><text:span text:style-name="T3">Como se ha adelantado, la utilización de las firmas digitales comprende dos procesos, uno llevado a cabo por el firmante y el otro por el que recibe el mensaje firmado digitalmente:</text:span></text:p>
      <text:p text:style-name="P79"><text:span text:style-name="T3">La creación de la firma digital utiliza un hash result derivado y único tanto a mensaje firmado como a la clave privada.</text:span></text:p>
      <text:p text:style-name="P79"><text:span text:style-name="T3">La verificación de la firma digital consiste en la constatación de la firma relacionándola con el mensaje original y la clave pública dada, para determinar si la misma fue creada para ese mensaje utilizando la clave privada correspondiente a la referida clave pública.</text:span></text:p>
      <text:p text:style-name="P79"><text:span text:style-name="T3">Para firmar un documento o cualquier otro tipo de información a transmitir electrónicamente, el firmante debe determinar precisamente los límites de aquello que va a ser firmado. Esta información precisamente delimitada recibe el nombre de mensaje. Luego, una hash function contenida en el software utilizado produce un 'hash result', único a dicho mensaje. El software luego transforma el hash result en la firma digital, utilizando la clave privada del firmante. La firma digital resultante es única tanto para el mensaje como para la clave privada utilizada para su creación. La transformación del digesto de mensaje o hash result en la firma digital mediante la aplicación de la clave privada del firmante es descripta muchas veces como encriptado. Dicha terminología no es del todo correcta, ya que en el sistema de firma digital el mensaje no necesita ser confidencial. De hecho se transmite el mensaje original (plain text) con la firma digital (digesto de mensaje o hash result + clave privada del firmante). De esta forma la firma digital, luego de su verificación, permite que el receptor del mensaje tenga la seguridad que el mensaje proviene del que dice ser su originador y que no ha sufrido alteraciones durante su transmisión. La confidencialidad puede ser provista como un servicio adicional de las tecnologías de firma digital.</text:span></text:p>
      <text:p text:style-name="P79"><text:span text:style-name="T3">La verificación de la firma digital consiste en computar un nuevo digesto de mensaje o hash result partiendo del mensaje original (plain text), mediante la aplicación de la misma "hash function" utilizada por el originador para la creación de la firma. De allí que utilizando la clave pública del originador y el nuevo digesto de mensaje, el receptor del mensaje verifica: 1) si la firma digital fue creada utilizando la correspondiente clave privada; y 2) si el nuevo </text:span><text:soft-page-break/><text:span text:style-name="T3">digesto de mensaje computado coincide con el digesto de mensaje original que fue transformado en firma digital durante el proceso de firma.</text:span></text:p>
      <text:p text:style-name="P79"><text:span text:style-name="T3">Distintos criptosistemas asimétricos crean y verifican firmas digitales utilizando diferentes algoritmos y procedimientos, pero comparten los principios básicos explicados.</text:span></text:p>
      <text:p text:style-name="P79"><text:span text:style-name="T3">Los procesos de creación y verificación de firmas digitales cumplen los efectos legales esenciales requeridos de una firma:</text:span></text:p>
      <text:p text:style-name="P79"><text:span text:style-name="T3">Autenticación del suscriptor: Si un par de claves pública y privada es asociada con una persona determinada, la firma digital atribuye el mensaje a dicha persona. La firma digital no puede ser adulterada, salvo que el suscriptor haya perdido el control de la clave privada.</text:span></text:p>
      <text:p text:style-name="P79"><text:span text:style-name="T3">Autenticación del mensaje: La firma digital identifica el mensaje firmado, con mayor certeza y precisión que las firmas basadas en papel. La verificación revela cualquier intento de adulteración, desde que la comparación del digesto de mensaje (uno obtenido en el proceso de firma y otro en el proceso de verificación) nos muestra si el mensaje recibido es igual al mensaje firmado.</text:span></text:p>
      <text:p text:style-name="P79"><text:span text:style-name="T3">Acto afirmativo: La creación de una firma digital requiere que el suscriptor utilice su clave privada. Este acto puede ser considerado como la función formal o ceremonial de alertar al suscriptor acerca de que está realizando una transacción con consecuencias legales.</text:span></text:p>
      <text:p text:style-name="P79"><text:span text:style-name="T3">Eficacia: El proceso de creación y verificación de una firma digital provee un alto grado de certeza acerca de que la firma digital proviene del suscriptor</text:span></text:p>
      <text:p text:style-name="P79"><text:span text:style-name="T3"/></text:p>
      <text:p text:style-name="P80"><text:span text:style-name="T3"><text:s/>La firma digital garantiza:</text:span></text:p>
      <text:p text:style-name="P80"><text:span text:style-name="T3">Autenticidad: la posibilidad técnica de establecer un nexo unívoco entre un documento, mensaje, archivo o firma electrónica y su autor.</text:span></text:p>
      <text:p text:style-name="P80"><text:span text:style-name="T3">No Repudio: ofrece protección a un usuario frente a que otro usuario niegue posteriormente que en realidad se realizó cierta comunicación. Esta protección se efectúa por medio de una colección de evidencias irrefutables que permitirán la resolución de cualquier disputa. El no repudio de origen protege al receptor de que el emisor niegue haber enviado el mensaje, mientras que el no repudio de recepción protege al emisor de que el receptor niegue haber recibido el mensaje. Las firmas digitales constituyen el mecanismo más empleado para este fin.</text:span></text:p>
      <text:p text:style-name="P80"><text:span text:style-name="T3">Confidencialidad: se trata de la seguridad de que los datos que contiene el documento permanecen ocultos a los ojos de terceras personas durante su viaje por el medio desde A a </text:span><text:soft-page-break/><text:span text:style-name="T3">B. Y aquí no entra en juego sólo el papel que realiza la criptografía ocultando los datos, si no también qué se hace con dichos datos una vez han llegado al destinatario de los mismos.</text:span></text:p>
      <text:p text:style-name="P80"><text:span text:style-name="T3"/></text:p>
      <text:p text:style-name="P81"><text:span text:style-name="T3">¿Qué es un TOKEN ?</text:span></text:p>
      <text:p text:style-name="P81"><text:span text:style-name="T3">Es el dispositivo de seguridad utilizado para firmar digitalmente y cifrar mensajes. Tiene un Nivel de Seguridad ALTO, siendo el portador de la llave del usuario para acceder los servicios prestados que requieren Certificados Digitales. Este combina las funcionalidades de una tarjeta inteligente y su lectora en un hardware en uno solo; es fácil de manipular, seguro y se puede trasladar a cualquier parte del mundo.</text:span></text:p>
      <text:p text:style-name="P81"><text:span text:style-name="T3">Al ser un dispositivo USB asegura la máxima compatibilidad (Plug and Play) con la mayoría de los computadores de escritorio y portátiles utilizados. Esto implica que no necesita periféricos adicionales para su correcto funcionamiento. </text:span></text:p>
      <text:p text:style-name="P81"><text:s/>¿Qué características debe tener el TOKEN ?</text:p>
      <text:p text:style-name="P81">Los requerimientos técnicos de los Tokens entre otros serán:</text:p>
      <text:list xml:id="list5032995743573451228" text:style-name="L4">
        <text:list-item>
          <text:p text:style-name="P82">Poseer las características similares a iKey 2032 (FIPS).</text:p>
        </text:list-item>
        <text:list-item>
          <text:p text:style-name="P82">Debe estar <text:s/>conformado por dos componentes, un controlador/chip criptográfico y un controlador de bus USB.</text:p>
        </text:list-item>
        <text:list-item>
          <text:p text:style-name="P82">El almacenamiento de 32KB.</text:p>
        </text:list-item>
        <text:list-item>
          <text:p text:style-name="P82">Que soporte RSA, encriptación de 1024/2048 bits.</text:p>
        </text:list-item>
        <text:list-item>
          <text:p text:style-name="P82">Un sistema operativo de chip criptográfico con un entorno para administrar y generar claves criptográficas.</text:p>
        </text:list-item>
        <text:list-item>
          <text:p text:style-name="P82">No debe permitir grabar su llave a otro medio. Por ejemplo al disco duro.</text:p>
        </text:list-item>
        <text:list-item>
          <text:p text:style-name="P82">El controlador USB debe cumplir con la función de un lector de tarjeta inteligente, que transporte los datos para su utilización en el controlador criptográfico.</text:p>
        </text:list-item>
        <text:list-item>
          <text:p text:style-name="P82">Ejecutar una variedad de algoritmos criptográficos: DES en modos ECB y CBC, DESX, triple-DES, RC2, RC4 y RC5.</text:p>
        </text:list-item>
        <text:list-item>
          <text:p text:style-name="P82">Debe soportar Pki, Certificados Digitales X.509, llaves públicas y privad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DejaVu Sans Condensed" svg:font-family="'DejaVu Sans Condensed'" style:font-family-generic="swiss"/>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Imágen" style:family="paragraph" style:parent-style-name="Caption"/>
    <style:style style:name="Imagen"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hadow="none" draw:shadow-opacity="100%">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2-01T14:16:57.032883270</dc:date>
    <meta:editing-duration>PT15H43M56S</meta:editing-duration>
    <meta:editing-cycles>156</meta:editing-cycles>
    <meta:generator>LibreOffice/5.0.3.2$Linux_X86_64 LibreOffice_project/00m0$Build-2</meta:generator>
    <meta:print-date>2015-11-11T07:44:22.811313167</meta:print-date>
    <meta:printed-by>armin </meta:printed-by>
    <meta:document-statistic meta:table-count="5" meta:image-count="0" meta:object-count="6" meta:page-count="10" meta:paragraph-count="247" meta:word-count="2948" meta:character-count="18450" meta:non-whitespace-character-count="15759"/>
  </office:meta>
</office:document-meta>
</file>

<file path=Object 1/content.xml><?xml version="1.0" encoding="utf-8"?>
<math xmlns="http://www.w3.org/1998/Math/MathML" display="block">
  <semantics>
    <mtable>
      <mtr>
        <mtd>
          <mrow>
            <mrow>
              <mi mathvariant="italic">PF</mi>
              <mo stretchy="false">=</mo>
              <mi mathvariant="italic">Cuenta</mi>
            </mrow>
            <mrow>
              <mi mathvariant="italic">total</mi>
              <mo stretchy="false">∗</mo>
              <mrow>
                <mo fence="true" stretchy="false">(</mo>
                <mrow>
                  <mrow>
                    <mrow>
                      <mi>X</mi>
                      <mo stretchy="false">+</mo>
                      <mi mathvariant="italic">Min</mi>
                    </mrow>
                    <mrow>
                      <mrow>
                        <mo fence="true" stretchy="false">(</mo>
                        <mrow>
                          <mi>Y</mi>
                        </mrow>
                        <mo fence="true" stretchy="false">)</mo>
                      </mrow>
                      <mo stretchy="false">∗</mo>
                      <mrow>
                        <mo stretchy="false">∑</mo>
                        <mi mathvariant="italic">Fi</mi>
                      </mrow>
                    </mrow>
                  </mrow>
                </mrow>
                <mo fence="true" stretchy="false">)</mo>
              </mrow>
            </mrow>
          </mrow>
        </mtd>
      </mtr>
      <mtr>
        <mtd>
          <mrow>
            <mi mathvariant="italic">PF</mi>
            <mo stretchy="false">=</mo>
            <mrow>
              <mn>450</mn>
              <mo stretchy="false">∗</mo>
              <mrow>
                <mo fence="true" stretchy="false">(</mo>
                <mrow>
                  <mrow>
                    <mn>0.65</mn>
                    <mo stretchy="false">+</mo>
                    <mrow>
                      <mn>0.01</mn>
                      <mo stretchy="false">∗</mo>
                      <mn>44</mn>
                    </mrow>
                  </mrow>
                </mrow>
                <mo fence="true" stretchy="false">)</mo>
              </mrow>
            </mrow>
          </mrow>
        </mtd>
      </mtr>
      <mtr>
        <mtd>
          <mrow>
            <mi mathvariant="italic">PF</mi>
            <mo stretchy="false">=</mo>
            <mn>490.5</mn>
          </mrow>
        </mtd>
      </mtr>
    </mtable>
    <annotation encoding="StarMath 5.0">PF = Cuenta total * ( X + Min(Y) * sum Fi ) newline 
PF = 450 * ( 0.65 + 0.01 * 44 ) newline 
PF = 490.5 </annotation>
  </semantics>
</math>
</file>

<file path=Object 2/content.xml><?xml version="1.0" encoding="utf-8"?>
<math xmlns="http://www.w3.org/1998/Math/MathML" display="block">
  <semantics>
    <mtable>
      <mtr>
        <mtd>
          <mrow>
            <msub>
              <mi mathvariant="italic">PF</mi>
              <mi mathvariant="italic">MAX</mi>
            </msub>
            <mo stretchy="false">=</mo>
            <mrow>
              <mn>450</mn>
              <mo stretchy="false">∗</mo>
              <mrow>
                <mo fence="true" stretchy="false">(</mo>
                <mrow>
                  <mrow>
                    <mn>0.65</mn>
                    <mo stretchy="false">+</mo>
                    <mrow>
                      <mn>0.01</mn>
                      <mo stretchy="false">∗</mo>
                      <mn>70</mn>
                    </mrow>
                  </mrow>
                </mrow>
                <mo fence="true" stretchy="false">)</mo>
              </mrow>
            </mrow>
          </mrow>
        </mtd>
      </mtr>
      <mtr>
        <mtd>
          <mrow>
            <msub>
              <mi mathvariant="italic">PF</mi>
              <mi mathvariant="italic">MAX</mi>
            </msub>
            <mo stretchy="false">=</mo>
            <mn>607.5</mn>
          </mrow>
        </mtd>
      </mtr>
    </mtable>
    <annotation encoding="StarMath 5.0">PF_{MAX} = 450 * ( 0.65 + 0.01 * 70 ) newline 
PF_{MAX} = 607.5</annotation>
  </semantics>
</math>
</file>

<file path=Object 3/content.xml><?xml version="1.0" encoding="utf-8"?>
<math xmlns="http://www.w3.org/1998/Math/MathML" display="block">
  <semantics>
    <mtable>
      <mtr>
        <mtd>
          <mrow>
            <mi mathvariant="italic">Funcionalidad</mi>
            <mo stretchy="false">=</mo>
            <mrow>
              <mrow>
                <mo fence="true" stretchy="false">(</mo>
                <mrow>
                  <mfrac>
                    <mn>490.5</mn>
                    <mn>607.5</mn>
                  </mfrac>
                </mrow>
                <mo fence="true" stretchy="false">)</mo>
              </mrow>
              <mo stretchy="false">∗</mo>
              <mn>100</mn>
            </mrow>
          </mrow>
        </mtd>
      </mtr>
      <mtr>
        <mtd>
          <mrow>
            <mrow>
              <mi mathvariant="italic">Funcionalidad</mi>
              <mo stretchy="false">=</mo>
              <mn>80.74</mn>
            </mrow>
            <mtext/>
          </mrow>
        </mtd>
      </mtr>
    </mtable>
    <annotation encoding="StarMath 5.0">Funcionalidad = ( 490.5 over 607.5 ) * 100 newline 
Funcionalidad = 80.74 %</annotation>
  </semantics>
</math>
</file>

<file path=Object 4/content.xml><?xml version="1.0" encoding="utf-8"?>
<math xmlns="http://www.w3.org/1998/Math/MathML" display="block">
  <semantics>
    <mtable>
      <mtr>
        <mtd>
          <mrow>
            <mi mathvariant="italic">Usabilidad</mi>
            <mo stretchy="false">=</mo>
            <mrow>
              <mn>8.04</mn>
              <mo stretchy="false">∗</mo>
              <mn>10</mn>
            </mrow>
          </mrow>
        </mtd>
      </mtr>
      <mtr>
        <mtd>
          <mrow>
            <mrow>
              <mi mathvariant="italic">Usabilidad</mi>
              <mo stretchy="false">=</mo>
              <mn>80.4</mn>
            </mrow>
            <mtext/>
          </mrow>
        </mtd>
      </mtr>
    </mtable>
    <annotation encoding="StarMath 5.0">Usabilidad = 8.04 * 10 newline 
Usabilidad = 80.4 %</annotation>
  </semantics>
</math>
</file>

<file path=Object 5/content.xml><?xml version="1.0" encoding="utf-8"?>
<math xmlns="http://www.w3.org/1998/Math/MathML" display="block">
  <semantics>
    <mrow>
      <mi mathvariant="italic">GP</mi>
      <mo stretchy="false">=</mo>
      <mrow>
        <mn>1</mn>
        <mo stretchy="false">−</mo>
        <mrow>
          <mo fence="true" stretchy="false">(</mo>
          <mrow>
            <mfrac>
              <mi mathvariant="italic">CT</mi>
              <mi mathvariant="italic">CRD</mi>
            </mfrac>
          </mrow>
          <mo fence="true" stretchy="false">)</mo>
        </mrow>
      </mrow>
    </mrow>
    <annotation encoding="StarMath 5.0">GP = 1 - ( CT over CRD )</annotation>
  </semantics>
</math>
</file>

<file path=Object 6/content.xml><?xml version="1.0" encoding="utf-8"?>
<math xmlns="http://www.w3.org/1998/Math/MathML" display="block">
  <semantics>
    <mtable>
      <mtr>
        <mtd>
          <mrow>
            <mi mathvariant="italic">GP</mi>
            <mo stretchy="false">=</mo>
            <mrow>
              <mn>1</mn>
              <mo stretchy="false">−</mo>
              <mrow>
                <mo fence="true" stretchy="false">(</mo>
                <mrow>
                  <mfrac>
                    <mn>20</mn>
                    <mn>9600</mn>
                  </mfrac>
                </mrow>
                <mo fence="true" stretchy="false">)</mo>
              </mrow>
            </mrow>
          </mrow>
        </mtd>
      </mtr>
      <mtr>
        <mtd>
          <mrow>
            <mi mathvariant="italic">GP</mi>
            <mo stretchy="false">=</mo>
            <mn>0.9979</mn>
          </mrow>
        </mtd>
      </mtr>
    </mtable>
    <annotation encoding="StarMath 5.0">GP = 1 - ( 20 over 9600 ) newline 
GP = 0.9979</annotation>
  </semantics>
</math>
</file>